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Mono1" svg:font-family="'Ubuntu Mono'"/>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6146in" fo:margin-left="-0.2979in" table:align="left"/>
    </style:style>
    <style:style style:name="Table1.A" style:family="table-column">
      <style:table-column-properties style:column-width="0.6354in"/>
    </style:style>
    <style:style style:name="Table1.B" style:family="table-column">
      <style:table-column-properties style:column-width="0.7188in"/>
    </style:style>
    <style:style style:name="Table1.C" style:family="table-column">
      <style:table-column-properties style:column-width="0.8854in"/>
    </style:style>
    <style:style style:name="Table1.D" style:family="table-column">
      <style:table-column-properties style:column-width="0.6146in"/>
    </style:style>
    <style:style style:name="Table1.E" style:family="table-column">
      <style:table-column-properties style:column-width="0.4792in"/>
    </style:style>
    <style:style style:name="Table1.F" style:family="table-column">
      <style:table-column-properties style:column-width="0.75in"/>
    </style:style>
    <style:style style:name="Table1.G" style:family="table-column">
      <style:table-column-properties style:column-width="0.5313in"/>
    </style:style>
    <style:style style:name="Table1.I" style:family="table-column">
      <style:table-column-properties style:column-width="0.9792in"/>
    </style:style>
    <style:style style:name="Table1.J" style:family="table-column">
      <style:table-column-properties style:column-width="0.625in"/>
    </style:style>
    <style:style style:name="Table1.K" style:family="table-column">
      <style:table-column-properties style:column-width="0.6771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a174" officeooo:paragraph-rsid="000ca174"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ca174" officeooo:paragraph-rsid="000ca17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ad37a" officeooo:paragraph-rsid="001ad37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ab7ad" officeooo:paragraph-rsid="000ca174"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ab7ad" officeooo:paragraph-rsid="000ca174"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bold" officeooo:rsid="000c8abb" officeooo:paragraph-rsid="000ca17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style:text-underline-style="none" fo:font-weight="normal" officeooo:rsid="0004e8d8" officeooo:paragraph-rsid="000ca174"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1d988a" officeooo:paragraph-rsid="000ca17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4e8d8" officeooo:paragraph-rsid="000ca174"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43b09" officeooo:paragraph-rsid="000ca17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3b205" officeooo:paragraph-rsid="000ca1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b19e" officeooo:paragraph-rsid="000ca17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43b09" officeooo:paragraph-rsid="000ca17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043b09" officeooo:paragraph-rsid="000ca17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43b09" officeooo:paragraph-rsid="001be49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537c3" officeooo:paragraph-rsid="000ca17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e7869" officeooo:paragraph-rsid="000ca17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fc020" officeooo:paragraph-rsid="000ca17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5298" officeooo:paragraph-rsid="000ca17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ad13d" officeooo:paragraph-rsid="000ca17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ab7ad" officeooo:paragraph-rsid="000ca17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c8abb" officeooo:paragraph-rsid="000ca17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7acf7" officeooo:paragraph-rsid="000ca17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7acf7" officeooo:paragraph-rsid="00179b58"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017acf7" officeooo:paragraph-rsid="000ca17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efdcb" officeooo:paragraph-rsid="000ca174"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weight="normal" officeooo:rsid="000efdcb" officeooo:paragraph-rsid="000ca17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3b205" officeooo:paragraph-rsid="000ca174"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officeooo:rsid="0013b205" officeooo:paragraph-rsid="000ca174"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fo:font-weight="normal" officeooo:rsid="00146c7e" officeooo:paragraph-rsid="000ca174"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2pt" fo:font-weight="normal" officeooo:rsid="00148365" officeooo:paragraph-rsid="000ca17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1b19e" officeooo:paragraph-rsid="000ca174"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fo:font-size="12pt" fo:font-weight="normal" officeooo:rsid="0011b19e" officeooo:paragraph-rsid="000ca17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style="italic" style:text-underline-style="none" fo:font-weight="bold" officeooo:rsid="001e5f3c" officeooo:paragraph-rsid="001e5f3c"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officeooo:paragraph-rsid="000ca174"/>
    </style:style>
    <style:style style:name="P36" style:family="paragraph" style:parent-style-name="Standard">
      <style:paragraph-properties fo:text-align="start" style:justify-single-word="false"/>
      <style:text-properties officeooo:rsid="0004e8d8" officeooo:paragraph-rsid="000ca174"/>
    </style:style>
    <style:style style:name="P37" style:family="paragraph" style:parent-style-name="Standard">
      <style:paragraph-properties fo:text-align="center" style:justify-single-word="false"/>
      <style:text-properties fo:font-weight="normal" officeooo:rsid="001d988a" officeooo:paragraph-rsid="000ca174" style:font-weight-asian="normal" style:font-weight-complex="normal"/>
    </style:style>
    <style:style style:name="P38" style:family="paragraph" style:parent-style-name="Standard">
      <style:text-properties fo:font-weight="normal" officeooo:rsid="001d988a" officeooo:paragraph-rsid="000ca174" style:font-weight-asian="normal" style:font-weight-complex="normal"/>
    </style:style>
    <style:style style:name="P39" style:family="paragraph" style:parent-style-name="Standard">
      <style:text-properties fo:font-weight="normal" officeooo:rsid="0020516f" officeooo:paragraph-rsid="000ca174" style:font-weight-asian="normal" style:font-weight-complex="normal"/>
    </style:style>
    <style:style style:name="P40" style:family="paragraph" style:parent-style-name="Standard">
      <style:text-properties officeooo:rsid="000833da" officeooo:paragraph-rsid="000ca174"/>
    </style:style>
    <style:style style:name="P41" style:family="paragraph" style:parent-style-name="Standard">
      <style:text-properties officeooo:rsid="00075298" officeooo:paragraph-rsid="000ca174"/>
    </style:style>
    <style:style style:name="P42" style:family="paragraph" style:parent-style-name="Standard">
      <style:paragraph-properties fo:text-align="center" style:justify-single-word="false"/>
      <style:text-properties fo:font-weight="bold" officeooo:rsid="001b73cd" officeooo:paragraph-rsid="000ca174" style:font-weight-asian="bold" style:font-weight-complex="bold"/>
    </style:style>
    <style:style style:name="P43" style:family="paragraph" style:parent-style-name="Standard">
      <style:text-properties fo:font-style="normal" style:text-underline-style="none" officeooo:rsid="001a0fc9" officeooo:paragraph-rsid="000ca174" style:font-style-asian="normal" style:font-style-complex="normal"/>
    </style:style>
    <style:style style:name="P44" style:family="paragraph" style:parent-style-name="Standard">
      <style:text-properties fo:font-style="normal" style:text-underline-style="none" fo:font-weight="normal" officeooo:rsid="001b73cd" officeooo:paragraph-rsid="000ca174" style:font-style-asian="normal" style:font-weight-asian="normal" style:font-style-complex="normal" style:font-weight-complex="normal"/>
    </style:style>
    <style:style style:name="P45" style:family="paragraph" style:parent-style-name="Standard">
      <style:text-properties fo:font-style="normal" style:text-underline-style="solid" style:text-underline-width="auto" style:text-underline-color="font-color" fo:font-weight="normal" officeooo:rsid="0020e831" officeooo:paragraph-rsid="000ca174" style:font-style-asian="normal" style:font-weight-asian="normal" style:font-style-complex="normal" style:font-weight-complex="normal"/>
    </style:style>
    <style:style style:name="P46" style:family="paragraph" style:parent-style-name="Standard">
      <style:text-properties officeooo:rsid="001845e7" officeooo:paragraph-rsid="000ca174"/>
    </style:style>
    <style:style style:name="P47" style:family="paragraph" style:parent-style-name="Standard">
      <style:paragraph-properties fo:text-align="center" style:justify-single-word="false"/>
      <style:text-properties fo:font-style="italic" style:text-underline-style="none" fo:font-weight="normal" officeooo:rsid="001b73cd" officeooo:paragraph-rsid="000ca174"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style:text-underline-style="none" fo:font-weight="bold" officeooo:rsid="001ad37a" officeooo:paragraph-rsid="001ad37a" style:font-style-asian="italic" style:font-weight-asian="bold" style:font-style-complex="italic" style:font-weight-complex="bold"/>
    </style:style>
    <style:style style:name="P49" style:family="paragraph" style:parent-style-name="Standard">
      <style:paragraph-properties fo:text-align="start" style:justify-single-word="false"/>
      <style:text-properties fo:font-style="italic" officeooo:rsid="001ad37a" officeooo:paragraph-rsid="001ad37a" style:font-style-asian="italic" style:font-style-complex="italic"/>
    </style:style>
    <style:style style:name="P50" style:family="paragraph" style:parent-style-name="Standard">
      <style:text-properties officeooo:rsid="001b757a" officeooo:paragraph-rsid="000ca174"/>
    </style:style>
    <style:style style:name="P51" style:family="paragraph" style:parent-style-name="Standard">
      <style:text-properties officeooo:rsid="0019f3af" officeooo:paragraph-rsid="000ca174"/>
    </style:style>
    <style:style style:name="P52" style:family="paragraph" style:parent-style-name="Standard">
      <style:paragraph-properties fo:text-align="start" style:justify-single-word="false"/>
      <style:text-properties officeooo:rsid="0019f3af" officeooo:paragraph-rsid="000ca174"/>
    </style:style>
    <style:style style:name="P53" style:family="paragraph" style:parent-style-name="Standard">
      <style:text-properties officeooo:rsid="001a0858" officeooo:paragraph-rsid="000ca174"/>
    </style:style>
    <style:style style:name="P54" style:family="paragraph" style:parent-style-name="Standard">
      <style:paragraph-properties fo:text-align="center" style:justify-single-word="false"/>
      <style:text-properties officeooo:rsid="001a0fc9" officeooo:paragraph-rsid="000ca174"/>
    </style:style>
    <style:style style:name="P55" style:family="paragraph" style:parent-style-name="Standard">
      <style:text-properties officeooo:rsid="001a0fc9" officeooo:paragraph-rsid="000ca174"/>
    </style:style>
    <style:style style:name="P56" style:family="paragraph" style:parent-style-name="Standard">
      <style:text-properties officeooo:paragraph-rsid="000ca174"/>
    </style:style>
    <style:style style:name="P57" style:family="paragraph" style:parent-style-name="Standard">
      <style:paragraph-properties fo:text-align="start" style:justify-single-word="false"/>
      <style:text-properties officeooo:rsid="000fc2f5" officeooo:paragraph-rsid="000fc2f5"/>
    </style:style>
    <style:style style:name="P58" style:family="paragraph" style:parent-style-name="Standard">
      <style:paragraph-properties fo:text-align="start" style:justify-single-word="false"/>
      <style:text-properties style:font-name="Ubuntu Mono" fo:font-size="10.3000001907349pt" fo:font-style="italic" style:text-underline-style="none" fo:font-weight="bold" officeooo:rsid="001ad37a" officeooo:paragraph-rsid="001ad37a" style:font-size-asian="10.3000001907349pt" style:font-style-asian="italic" style:font-weight-asian="bold" style:font-size-complex="10.3000001907349pt" style:font-style-complex="italic" style:font-weight-complex="bold"/>
    </style:style>
    <style:style style:name="P59" style:family="paragraph" style:parent-style-name="Standard">
      <style:paragraph-properties fo:text-align="start" style:justify-single-word="false"/>
      <style:text-properties style:font-name="Ubuntu Mono" fo:font-size="10.3000001907349pt" fo:font-style="italic" style:text-underline-style="none" fo:font-weight="bold" officeooo:rsid="001be498" officeooo:paragraph-rsid="001be498" style:font-size-asian="10.3000001907349pt" style:font-style-asian="italic" style:font-weight-asian="bold" style:font-size-complex="10.3000001907349pt" style:font-style-complex="italic" style:font-weight-complex="bold"/>
    </style:style>
    <style:style style:name="P60" style:family="paragraph" style:parent-style-name="Table_20_Contents">
      <style:paragraph-properties fo:text-align="start" style:justify-single-word="false"/>
      <style:text-properties fo:font-size="12pt" style:font-size-asian="10.5pt" style:font-size-complex="12pt"/>
    </style:style>
    <style:style style:name="P61" style:family="paragraph" style:parent-style-name="Table_20_Contents">
      <style:paragraph-properties fo:text-align="start" style:justify-single-word="false"/>
      <style:text-properties fo:font-size="12pt" officeooo:rsid="000ca174" officeooo:paragraph-rsid="000ca174" style:font-size-asian="10.5pt" style:font-size-complex="12pt"/>
    </style:style>
    <style:style style:name="P62" style:family="paragraph" style:parent-style-name="Preformatted_20_Text">
      <style:paragraph-properties fo:text-align="start" style:justify-single-word="false"/>
      <style:text-properties fo:font-variant="normal" fo:text-transform="none" fo:color="#000000" style:font-name="Ubuntu Mono1" fo:font-size="10.3999996185303pt" fo:letter-spacing="normal" fo:font-style="normal" style:text-underline-style="solid" style:text-underline-width="auto" style:text-underline-color="font-color" fo:font-weight="normal" officeooo:rsid="000537c3" officeooo:paragraph-rsid="000ca174" style:font-size-asian="10.5pt" style:font-weight-asian="normal" style:font-size-complex="12pt" style:font-weight-complex="normal"/>
    </style:style>
    <style:style style:name="P63"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fo:letter-spacing="normal" officeooo:paragraph-rsid="000ca174"/>
    </style:style>
    <style:style style:name="P64"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style:font-name="Ubuntu Mono1" fo:font-size="10.3999996185303pt" fo:letter-spacing="normal" fo:font-style="normal" fo:font-weight="normal" officeooo:paragraph-rsid="000ca174"/>
    </style:style>
    <style:style style:name="P65"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style:font-name="Ubuntu Mono1" fo:font-size="10.3999996185303pt" fo:letter-spacing="normal" fo:font-style="normal" style:text-underline-style="solid" style:text-underline-width="auto" style:text-underline-color="font-color" fo:font-weight="normal" officeooo:paragraph-rsid="000ca174"/>
    </style:style>
    <style:style style:name="P66" style:family="paragraph" style:parent-style-name="Preformatted_20_Text">
      <style:paragraph-properties fo:margin-top="0in" fo:margin-bottom="0in" style:contextual-spacing="false" style:line-height-at-least="0.1665in" fo:orphans="2" fo:widows="2" fo:padding="0in" fo:border="none"/>
      <style:text-properties officeooo:paragraph-rsid="000ca174"/>
    </style:style>
    <style:style style:name="P67"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style:font-name="Ubuntu Mono1" fo:font-size="10.3999996185303pt" fo:letter-spacing="normal" fo:font-style="normal" fo:font-weight="normal" officeooo:paragraph-rsid="000ca174"/>
    </style:style>
    <style:style style:name="P68" style:family="paragraph" style:parent-style-name="Standard">
      <style:paragraph-properties fo:text-align="start" style:justify-single-word="false"/>
      <style:text-properties fo:font-size="12pt" fo:font-weight="normal" officeooo:rsid="000cb1d1" officeooo:paragraph-rsid="000fc2f5" style:font-size-asian="10.5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font-size="12pt" fo:font-weight="normal" officeooo:rsid="000e7869" officeooo:paragraph-rsid="000ca174" style:font-size-asian="10.5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font-size="12pt" fo:font-weight="normal" officeooo:rsid="0010fb66" officeooo:paragraph-rsid="000ca17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19a043" officeooo:paragraph-rsid="000ca174" style:font-size-asian="10.5pt" style:font-weight-asian="normal" style:font-size-complex="12pt" style:font-weight-complex="normal"/>
    </style:style>
    <style:style style:name="P72" style:family="paragraph" style:parent-style-name="Standard" style:list-style-name="L7">
      <style:paragraph-properties fo:text-align="start" style:justify-single-word="false"/>
      <style:text-properties fo:font-size="12pt" fo:font-weight="normal" officeooo:rsid="0013b205" officeooo:paragraph-rsid="000ca174" style:font-size-asian="10.5pt" style:font-weight-asian="normal" style:font-size-complex="12pt" style:font-weight-complex="normal"/>
    </style:style>
    <style:style style:name="P73" style:family="paragraph" style:parent-style-name="Standard" style:list-style-name="L8">
      <style:paragraph-properties fo:text-align="start" style:justify-single-word="false"/>
      <style:text-properties fo:font-size="12pt" fo:font-weight="normal" officeooo:rsid="0013b205" officeooo:paragraph-rsid="000ca174" style:font-size-asian="10.5pt" style:font-weight-asian="normal" style:font-size-complex="12pt" style:font-weight-complex="normal"/>
    </style:style>
    <style:style style:name="P74" style:family="paragraph" style:parent-style-name="Standard" style:list-style-name="L9">
      <style:paragraph-properties fo:text-align="start" style:justify-single-word="false"/>
      <style:text-properties fo:font-size="12pt" fo:font-weight="normal" officeooo:rsid="0013b205" officeooo:paragraph-rsid="000ca174"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1733a7" officeooo:paragraph-rsid="000ca174"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style="italic" fo:font-weight="normal" officeooo:rsid="001ad37a" officeooo:paragraph-rsid="001ad37a"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center" style:justify-single-word="false"/>
      <style:text-properties fo:font-size="12pt" fo:font-style="italic" style:text-underline-style="none" fo:font-weight="normal" officeooo:rsid="002733d4" officeooo:paragraph-rsid="002733d4" style:font-size-asian="10.5pt" style:font-style-asian="italic" style:font-weight-asian="normal" style:font-size-complex="12pt" style:font-style-complex="italic" style:font-weight-complex="normal"/>
    </style:style>
    <style:style style:name="P78" style:family="paragraph" style:parent-style-name="Standard" style:list-style-name="L1">
      <style:paragraph-properties fo:text-align="start" style:justify-single-word="false"/>
      <style:text-properties fo:font-size="12pt" style:text-underline-style="none" fo:font-weight="normal" officeooo:rsid="00043b09" officeooo:paragraph-rsid="000ca174" style:font-size-asian="10.5pt" style:font-weight-asian="normal" style:font-size-complex="12pt" style:font-weight-complex="normal"/>
    </style:style>
    <style:style style:name="P79" style:family="paragraph" style:parent-style-name="Standard" style:list-style-name="L2">
      <style:paragraph-properties fo:text-align="start" style:justify-single-word="false"/>
      <style:text-properties fo:font-size="12pt" style:text-underline-style="none" fo:font-weight="normal" officeooo:rsid="00043b09" officeooo:paragraph-rsid="000ca174" style:font-size-asian="10.5pt" style:font-weight-asian="normal" style:font-size-complex="12pt" style:font-weight-complex="normal"/>
    </style:style>
    <style:style style:name="P80" style:family="paragraph" style:parent-style-name="Standard" style:list-style-name="L3">
      <style:paragraph-properties fo:text-align="start" style:justify-single-word="false"/>
      <style:text-properties fo:font-size="12pt" style:text-underline-style="none" fo:font-weight="normal" officeooo:rsid="00043b09" officeooo:paragraph-rsid="001be498" style:font-size-asian="10.5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0043b09" officeooo:paragraph-rsid="000ca174"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c09f3" officeooo:paragraph-rsid="000ca174"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fdcb" officeooo:paragraph-rsid="000ca174" style:font-size-asian="10.5pt" style:font-weight-asian="bold" style:font-size-complex="12pt" style:font-weight-complex="bold"/>
    </style:style>
    <style:style style:name="P84" style:family="paragraph" style:parent-style-name="Standard" style:list-style-name="L4">
      <style:paragraph-properties fo:text-align="start" style:justify-single-word="false"/>
      <style:text-properties fo:font-size="12pt" fo:font-style="normal" style:text-underline-style="none" fo:font-weight="normal" officeooo:rsid="0004e8d8" officeooo:paragraph-rsid="000ca17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04e8d8" officeooo:paragraph-rsid="000ca174"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style:text-underline-style="none" fo:font-weight="normal" officeooo:rsid="00075298" officeooo:paragraph-rsid="000ca174" style:font-size-asian="10.5pt" style:font-style-asian="normal" style:font-weight-asian="normal" style:font-size-complex="12pt" style:font-style-complex="normal" style:font-weight-complex="normal"/>
    </style:style>
    <style:style style:name="P87" style:family="paragraph" style:parent-style-name="Standard" style:list-style-name="L11">
      <style:paragraph-properties fo:text-align="start" style:justify-single-word="false"/>
      <style:text-properties fo:font-size="12pt" fo:font-style="normal" style:text-underline-style="none" fo:font-weight="normal" officeooo:rsid="001d988a" officeooo:paragraph-rsid="000ca174" style:font-size-asian="10.5pt" style:font-style-asian="normal" style:font-weight-asian="normal" style:font-size-complex="12pt" style:font-style-complex="normal" style:font-weight-complex="normal"/>
    </style:style>
    <style:style style:name="P88" style:family="paragraph" style:parent-style-name="Standard" style:list-style-name="L7">
      <style:paragraph-properties fo:text-align="start" style:justify-single-word="false"/>
      <style:text-properties fo:font-size="12pt" fo:font-weight="bold" officeooo:rsid="0013b205" officeooo:paragraph-rsid="000ca174"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0c09f3" officeooo:paragraph-rsid="000ca174" style:font-size-asian="10.5pt" style:font-weight-asian="bold" style:font-size-complex="12pt" style:font-weight-complex="bold"/>
    </style:style>
    <style:style style:name="P90" style:family="paragraph" style:parent-style-name="Standard" style:list-style-name="L5">
      <style:text-properties officeooo:rsid="000833da" officeooo:paragraph-rsid="000ca174"/>
    </style:style>
    <style:style style:name="P91" style:family="paragraph" style:parent-style-name="Standard" style:list-style-name="L10">
      <style:text-properties officeooo:rsid="001845e7" officeooo:paragraph-rsid="000ca174"/>
    </style:style>
    <style:style style:name="P92" style:family="paragraph" style:parent-style-name="Standard" style:list-style-name="L10">
      <style:text-properties fo:font-weight="bold" officeooo:rsid="001d3471" officeooo:paragraph-rsid="000ca174" style:font-weight-asian="bold" style:font-weight-complex="bold"/>
    </style:style>
    <style:style style:name="P93" style:family="paragraph" style:parent-style-name="Standard" style:list-style-name="L12">
      <style:text-properties fo:font-weight="bold" officeooo:rsid="0019f3af" officeooo:paragraph-rsid="000ca174" style:font-weight-asian="bold" style:font-weight-complex="bold"/>
    </style:style>
    <style:style style:name="P94" style:family="paragraph" style:parent-style-name="Standard" style:list-style-name="L11">
      <style:text-properties fo:font-weight="normal" officeooo:rsid="001d988a" officeooo:paragraph-rsid="000ca174" style:font-weight-asian="normal" style:font-weight-complex="normal"/>
    </style:style>
    <style:style style:name="P95" style:family="paragraph" style:parent-style-name="Standard" style:list-style-name="L12">
      <style:text-properties officeooo:rsid="0019f3af" officeooo:paragraph-rsid="000ca174"/>
    </style:style>
    <style:style style:name="P96" style:family="paragraph" style:parent-style-name="Standard" style:list-style-name="L13">
      <style:paragraph-properties fo:text-align="start" style:justify-single-word="false"/>
      <style:text-properties officeooo:rsid="001cc08a" officeooo:paragraph-rsid="000ca174"/>
    </style:style>
    <style:style style:name="P97" style:family="paragraph" style:parent-style-name="Standard" style:list-style-name="L13">
      <style:paragraph-properties fo:text-align="start" style:justify-single-word="false"/>
      <style:text-properties fo:font-style="normal" officeooo:rsid="001cc08a" officeooo:paragraph-rsid="000ca174" style:font-style-asian="normal" style:font-style-complex="normal"/>
    </style:style>
    <style:style style:name="P98" style:family="paragraph" style:parent-style-name="Standard" style:list-style-name="L13">
      <style:paragraph-properties fo:text-align="start" style:justify-single-word="false"/>
      <style:text-properties fo:font-style="normal" style:text-underline-style="none" fo:font-weight="normal" officeooo:rsid="001cc08a" officeooo:paragraph-rsid="000ca174" style:font-style-asian="normal" style:font-weight-asian="normal" style:font-style-complex="normal" style:font-weight-complex="normal"/>
    </style:style>
    <style:style style:name="T1" style:family="text">
      <style:text-properties officeooo:rsid="000ca174"/>
    </style:style>
    <style:style style:name="T2" style:family="text">
      <style:text-properties fo:font-weight="bold" style:font-weight-asian="bold" style:font-weight-complex="bold"/>
    </style:style>
    <style:style style:name="T3" style:family="text">
      <style:text-properties fo:font-weight="bold" officeooo:rsid="0010fb66" style:font-weight-asian="bold" style:font-weight-complex="bold"/>
    </style:style>
    <style:style style:name="T4" style:family="text">
      <style:text-properties fo:font-weight="bold" officeooo:rsid="001868a6" style:font-weight-asian="bold" style:font-weight-complex="bold"/>
    </style:style>
    <style:style style:name="T5" style:family="text">
      <style:text-properties fo:font-weight="bold" officeooo:rsid="000ad13d" style:font-weight-asian="bold" style:font-weight-complex="bold"/>
    </style:style>
    <style:style style:name="T6" style:family="text">
      <style:text-properties fo:font-weight="bold" officeooo:rsid="001d3471" style:font-weight-asian="bold" style:font-weight-complex="bold"/>
    </style:style>
    <style:style style:name="T7" style:family="text">
      <style:text-properties fo:font-weight="bold" officeooo:rsid="001b757a" style:font-weight-asian="bold" style:font-weight-complex="bold"/>
    </style:style>
    <style:style style:name="T8" style:family="text">
      <style:text-properties fo:font-weight="bold" officeooo:rsid="002526b8" style:font-weight-asian="bold" style:font-weight-complex="bold"/>
    </style:style>
    <style:style style:name="T9" style:family="text">
      <style:text-properties fo:font-weight="bold" officeooo:rsid="0021c09d" style:font-weight-asian="bold" style:font-weight-complex="bold"/>
    </style:style>
    <style:style style:name="T10" style:family="text">
      <style:text-properties fo:font-weight="bold" officeooo:rsid="0023b2c8" style:font-weight-asian="bold" style:font-weight-complex="bold"/>
    </style:style>
    <style:style style:name="T11" style:family="text">
      <style:text-properties style:text-underline-style="none"/>
    </style:style>
    <style:style style:name="T12" style:family="text">
      <style:text-properties style:text-underline-style="none" officeooo:rsid="0004e8d8"/>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1ad37a" style:font-weight-asian="bold" style:font-weight-complex="bold"/>
    </style:style>
    <style:style style:name="T15" style:family="text">
      <style:text-properties style:text-underline-style="none" fo:font-weight="normal" officeooo:rsid="001b73cd" style:font-weight-asian="normal" style:font-weight-complex="normal"/>
    </style:style>
    <style:style style:name="T16" style:family="text">
      <style:text-properties style:text-underline-style="none" fo:font-weight="normal" officeooo:rsid="001ed73b" style:font-weight-asian="normal" style:font-weight-complex="normal"/>
    </style:style>
    <style:style style:name="T17" style:family="text">
      <style:text-properties style:text-underline-style="none" officeooo:rsid="000fc2f5"/>
    </style:style>
    <style:style style:name="T18" style:family="text">
      <style:text-properties style:text-underline-style="none" officeooo:rsid="001ad37a"/>
    </style:style>
    <style:style style:name="T19" style:family="text">
      <style:text-properties officeooo:rsid="0004e8d8"/>
    </style:style>
    <style:style style:name="T20" style:family="text">
      <style:text-properties style:font-name="Ubuntu Mono1" fo:font-size="10.3999996185303pt" fo:font-style="normal" fo:font-weight="normal"/>
    </style:style>
    <style:style style:name="T2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04e8d8" style:font-size-asian="10.5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075298"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1c17a5"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26" style:family="text">
      <style:text-properties fo:font-size="12pt" fo:font-style="normal" style:text-underline-style="none" fo:font-weight="bold" officeooo:rsid="0004e8d8" style:font-size-asian="10.5pt" style:font-style-asian="normal" style:font-weight-asian="bold" style:font-size-complex="12pt" style:font-style-complex="normal" style:font-weight-complex="bold"/>
    </style:style>
    <style:style style:name="T27" style:family="text">
      <style:text-properties fo:font-size="12pt" fo:font-style="normal" style:text-underline-style="none" fo:font-weight="bold" officeooo:rsid="001be498" style:font-size-asian="10.5pt" style:font-style-asian="normal" style:font-weight-asian="bold" style:font-size-complex="12pt" style:font-style-complex="normal" style:font-weight-complex="bold"/>
    </style:style>
    <style:style style:name="T28" style:family="text">
      <style:text-properties fo:font-size="12pt" fo:font-style="normal" style:text-underline-style="none" fo:font-weight="bold" officeooo:rsid="001c17a5" style:font-size-asian="10.5pt" style:font-style-asian="normal" style:font-weight-asian="bold" style:font-size-complex="12pt" style:font-style-complex="normal" style:font-weight-complex="bold"/>
    </style:style>
    <style:style style:name="T2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1c17a5" style:font-size-asian="10.5pt" style:font-style-asian="normal" style:font-weight-asian="normal" style:font-size-complex="12pt" style:font-style-complex="normal" style:font-weight-complex="normal"/>
    </style:style>
    <style:style style:name="T31" style:family="text">
      <style:text-properties fo:font-size="12pt" fo:font-style="normal" style:font-size-asian="10.5pt" style:font-style-asian="normal" style:font-size-complex="12pt" style:font-style-complex="normal"/>
    </style:style>
    <style:style style:name="T32" style:family="text">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T33"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34" style:family="text">
      <style:text-properties fo:font-size="12pt" fo:font-style="italic" style:text-underline-style="none" fo:font-weight="normal" officeooo:rsid="001be498" style:font-size-asian="10.5pt" style:font-style-asian="italic" style:font-weight-asian="normal" style:font-size-complex="12pt" style:font-style-complex="italic" style:font-weight-complex="normal"/>
    </style:style>
    <style:style style:name="T35" style:family="text">
      <style:text-properties fo:font-size="12pt" fo:font-style="italic" style:text-underline-style="none" fo:font-weight="normal" officeooo:rsid="0004e8d8" style:font-size-asian="10.5pt" style:font-style-asian="italic" style:font-weight-asian="normal" style:font-size-complex="12pt" style:font-style-complex="italic" style:font-weight-complex="normal"/>
    </style:style>
    <style:style style:name="T36" style:family="text">
      <style:text-properties fo:font-size="12pt" fo:font-style="italic" style:text-underline-style="none" fo:font-weight="normal" officeooo:rsid="001c17a5" style:font-size-asian="10.5pt" style:font-style-asian="italic" style:font-weight-asian="normal" style:font-size-complex="12pt" style:font-style-complex="italic" style:font-weight-complex="normal"/>
    </style:style>
    <style:style style:name="T37" style:family="text">
      <style:text-properties fo:font-size="12pt" fo:font-style="italic" style:text-underline-style="none" fo:font-weight="normal" officeooo:rsid="001e5f3c" style:font-size-asian="10.5pt" style:font-style-asian="italic" style:font-weight-asian="normal" style:font-size-complex="12pt" style:font-style-complex="italic" style:font-weight-complex="normal"/>
    </style:style>
    <style:style style:name="T38" style:family="text">
      <style:text-properties fo:font-size="12pt" fo:font-style="italic" style:text-underline-style="none" fo:font-weight="normal" officeooo:rsid="00075298" style:font-size-asian="10.5pt" style:font-style-asian="italic" style:font-weight-asian="normal" style:font-size-complex="12pt" style:font-style-complex="italic" style:font-weight-complex="normal"/>
    </style:style>
    <style:style style:name="T39" style:family="text">
      <style:text-properties fo:font-size="12pt" fo:font-weight="normal" style:font-size-asian="10.5pt" style:font-weight-asian="normal" style:font-size-complex="12pt" style:font-weight-complex="normal"/>
    </style:style>
    <style:style style:name="T40" style:family="text">
      <style:text-properties fo:font-size="12pt" fo:font-weight="normal" officeooo:rsid="001733a7" style:font-size-asian="10.5pt" style:font-weight-asian="normal" style:font-size-complex="12pt" style:font-weight-complex="normal"/>
    </style:style>
    <style:style style:name="T41" style:family="text">
      <style:text-properties fo:font-size="12pt" fo:font-weight="normal" officeooo:rsid="0017acf7" style:font-size-asian="10.5pt" style:font-weight-asian="normal" style:font-size-complex="12pt" style:font-weight-complex="normal"/>
    </style:style>
    <style:style style:name="T42" style:family="text">
      <style:text-properties fo:font-size="12pt" fo:font-weight="normal" officeooo:rsid="000cb1d1" style:font-size-asian="10.5pt" style:font-weight-asian="normal" style:font-size-complex="12pt" style:font-weight-complex="normal"/>
    </style:style>
    <style:style style:name="T43" style:family="text">
      <style:text-properties fo:font-size="12pt" fo:font-weight="bold" style:font-size-asian="10.5pt" style:font-weight-asian="bold" style:font-size-complex="12pt" style:font-weight-complex="bold"/>
    </style:style>
    <style:style style:name="T44" style:family="text">
      <style:text-properties fo:font-size="12pt" fo:font-weight="bold" officeooo:rsid="000ca174" style:font-size-asian="10.5pt" style:font-weight-asian="bold" style:font-size-complex="12pt" style:font-weight-complex="bold"/>
    </style:style>
    <style:style style:name="T45" style:family="text">
      <style:text-properties style:font-size-asian="12.25pt"/>
    </style:style>
    <style:style style:name="T46" style:family="text">
      <style:text-properties officeooo:rsid="00043b09" style:font-size-asian="12.25pt"/>
    </style:style>
    <style:style style:name="T47" style:family="text">
      <style:text-properties fo:font-variant="normal" fo:text-transform="none" fo:color="#000000" style:font-name="Liberation Serif" fo:font-size="12pt" fo:letter-spacing="normal" fo:font-style="normal" fo:font-weight="normal" style:font-size-asian="12pt" style:font-size-complex="12pt"/>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officeooo:rsid="000cb1d1"/>
    </style:style>
    <style:style style:name="T51" style:family="text">
      <style:text-properties officeooo:rsid="000833da"/>
    </style:style>
    <style:style style:name="T52" style:family="text">
      <style:text-properties officeooo:rsid="0009a22b"/>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0833da" style:font-style-asian="italic" style:font-weight-asian="bold" style:font-style-complex="italic" style:font-weight-complex="bold"/>
    </style:style>
    <style:style style:name="T55" style:family="text">
      <style:text-properties fo:font-style="italic" fo:font-weight="bold" officeooo:rsid="00075298" style:font-style-asian="italic" style:font-weight-asian="bold" style:font-style-complex="italic" style:font-weight-complex="bold"/>
    </style:style>
    <style:style style:name="T56" style:family="text">
      <style:text-properties fo:font-style="italic" fo:font-weight="bold" officeooo:rsid="0019fd90" style:font-style-asian="italic" style:font-weight-asian="bold" style:font-style-complex="italic" style:font-weight-complex="bold"/>
    </style:style>
    <style:style style:name="T57" style:family="text">
      <style:text-properties fo:font-style="italic" fo:font-weight="bold" officeooo:rsid="0010fb66" style:font-style-asian="italic" style:font-weight-asian="bold" style:font-style-complex="italic" style:font-weight-complex="bold"/>
    </style:style>
    <style:style style:name="T58" style:family="text">
      <style:text-properties fo:font-style="italic" fo:font-weight="bold" officeooo:rsid="001b757a" style:font-style-asian="italic" style:font-weight-asian="bold" style:font-style-complex="italic" style:font-weight-complex="bold"/>
    </style:style>
    <style:style style:name="T59" style:family="text">
      <style:text-properties fo:font-style="italic" fo:font-weight="bold" officeooo:rsid="001845e7" style:font-style-asian="italic" style:font-weight-asian="bold" style:font-style-complex="italic" style:font-weight-complex="bold"/>
    </style:style>
    <style:style style:name="T60" style:family="text">
      <style:text-properties fo:font-style="italic" style:font-style-asian="italic" style:font-style-complex="italic"/>
    </style:style>
    <style:style style:name="T61" style:family="text">
      <style:text-properties fo:font-style="italic" officeooo:rsid="000833da" style:font-style-asian="italic" style:font-style-complex="italic"/>
    </style:style>
    <style:style style:name="T62" style:family="text">
      <style:text-properties fo:font-style="italic" officeooo:rsid="000dc7d3" style:font-style-asian="italic" style:font-style-complex="italic"/>
    </style:style>
    <style:style style:name="T63" style:family="text">
      <style:text-properties fo:font-style="italic" officeooo:rsid="001c3a5d" style:font-style-asian="italic" style:font-style-complex="italic"/>
    </style:style>
    <style:style style:name="T64" style:family="text">
      <style:text-properties fo:font-style="italic" officeooo:rsid="001868a6" style:font-style-asian="italic" style:font-style-complex="italic"/>
    </style:style>
    <style:style style:name="T65" style:family="text">
      <style:text-properties fo:font-style="italic" officeooo:rsid="000fc020" style:font-style-asian="italic" style:font-style-complex="italic"/>
    </style:style>
    <style:style style:name="T66" style:family="text">
      <style:text-properties fo:font-style="italic" officeooo:rsid="001ad37a" style:font-style-asian="italic" style:font-style-complex="italic"/>
    </style:style>
    <style:style style:name="T67" style:family="text">
      <style:text-properties fo:font-style="italic" officeooo:rsid="001e5f3c" style:font-style-asian="italic" style:font-style-complex="italic"/>
    </style:style>
    <style:style style:name="T68" style:family="text">
      <style:text-properties fo:font-style="italic" officeooo:rsid="0021c09d" style:font-style-asian="italic" style:font-style-complex="italic"/>
    </style:style>
    <style:style style:name="T69" style:family="text">
      <style:text-properties fo:font-style="italic" officeooo:rsid="0022f028" style:font-style-asian="italic" style:font-style-complex="italic"/>
    </style:style>
    <style:style style:name="T70" style:family="text">
      <style:text-properties fo:font-style="italic" officeooo:rsid="0023b2c8" style:font-style-asian="italic" style:font-style-complex="italic"/>
    </style:style>
    <style:style style:name="T71" style:family="text">
      <style:text-properties fo:font-style="italic" officeooo:rsid="000ad13d"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1b757a" style:font-style-asian="italic" style:font-weight-asian="normal" style:font-style-complex="italic" style:font-weight-complex="normal"/>
    </style:style>
    <style:style style:name="T74" style:family="text">
      <style:text-properties fo:font-style="italic" fo:font-weight="normal" officeooo:rsid="00075298" style:font-style-asian="italic" style:font-weight-asian="normal" style:font-style-complex="italic" style:font-weight-complex="normal"/>
    </style:style>
    <style:style style:name="T75" style:family="text">
      <style:text-properties fo:font-style="italic" fo:font-weight="normal" officeooo:rsid="001d0545" style:font-style-asian="italic" style:font-weight-asian="normal" style:font-style-complex="italic" style:font-weight-complex="normal"/>
    </style:style>
    <style:style style:name="T76" style:family="text">
      <style:text-properties fo:font-style="italic" fo:font-weight="normal" officeooo:rsid="000833da" style:font-style-asian="italic" style:font-weight-asian="normal" style:font-style-complex="italic" style:font-weight-complex="normal"/>
    </style:style>
    <style:style style:name="T77" style:family="text">
      <style:text-properties fo:font-style="italic" fo:font-weight="normal" officeooo:rsid="001e4b03" style:font-style-asian="italic" style:font-weight-asian="normal" style:font-style-complex="italic" style:font-weight-complex="normal"/>
    </style:style>
    <style:style style:name="T78" style:family="text">
      <style:text-properties fo:font-style="italic" fo:font-weight="normal" officeooo:rsid="001e5f3c" style:font-style-asian="italic" style:font-weight-asian="normal" style:font-style-complex="italic" style:font-weight-complex="normal"/>
    </style:style>
    <style:style style:name="T79" style:family="text">
      <style:text-properties fo:font-style="italic" fo:font-weight="normal" officeooo:rsid="0022f028" style:font-style-asian="italic" style:font-weight-asian="normal" style:font-style-complex="italic" style:font-weight-complex="normal"/>
    </style:style>
    <style:style style:name="T80" style:family="text">
      <style:text-properties fo:font-style="italic" style:text-underline-style="none" style:font-style-asian="italic" style:font-style-complex="italic"/>
    </style:style>
    <style:style style:name="T81" style:family="text">
      <style:text-properties fo:font-style="italic" style:text-underline-style="none" officeooo:rsid="000fc020" style:font-style-asian="italic" style:font-style-complex="italic"/>
    </style:style>
    <style:style style:name="T82" style:family="text">
      <style:text-properties fo:font-style="italic" style:text-underline-style="none" officeooo:rsid="001ad37a" style:font-style-asian="italic" style:font-style-complex="italic"/>
    </style:style>
    <style:style style:name="T83" style:family="text">
      <style:text-properties fo:font-style="italic" style:text-underline-style="none" officeooo:rsid="0004e8d8" style:font-style-asian="italic" style:font-style-complex="italic"/>
    </style:style>
    <style:style style:name="T84" style:family="text">
      <style:text-properties fo:font-style="italic" style:text-underline-style="none" officeooo:rsid="000833da" style:font-style-asian="italic" style:font-style-complex="italic"/>
    </style:style>
    <style:style style:name="T85" style:family="text">
      <style:text-properties fo:font-style="italic" style:text-underline-style="none" officeooo:rsid="0021c09d" style:font-style-asian="italic" style:font-style-complex="italic"/>
    </style:style>
    <style:style style:name="T86" style:family="text">
      <style:text-properties fo:font-style="italic" style:text-underline-style="none" fo:font-weight="normal" style:font-style-asian="italic" style:font-weight-asian="normal" style:font-style-complex="italic" style:font-weight-complex="normal"/>
    </style:style>
    <style:style style:name="T87" style:family="text">
      <style:text-properties fo:font-style="italic" style:text-underline-style="none" fo:font-weight="normal" officeooo:rsid="001b757a" style:font-style-asian="italic" style:font-weight-asian="normal" style:font-style-complex="italic" style:font-weight-complex="normal"/>
    </style:style>
    <style:style style:name="T88" style:family="text">
      <style:text-properties fo:font-style="italic" style:text-underline-style="none" fo:font-weight="normal" officeooo:rsid="001b73cd" style:font-style-asian="italic" style:font-weight-asian="normal" style:font-style-complex="italic" style:font-weight-complex="normal"/>
    </style:style>
    <style:style style:name="T89" style:family="text">
      <style:text-properties fo:font-style="italic" style:text-underline-style="none" fo:font-weight="bold" style:font-style-asian="italic" style:font-weight-asian="bold" style:font-style-complex="italic" style:font-weight-complex="bold"/>
    </style:style>
    <style:style style:name="T90" style:family="text">
      <style:text-properties fo:font-style="italic" style:text-underline-style="none" fo:font-weight="bold" officeooo:rsid="00075298" style:font-style-asian="italic" style:font-weight-asian="bold" style:font-style-complex="italic" style:font-weight-complex="bold"/>
    </style:style>
    <style:style style:name="T91" style:family="text">
      <style:text-properties fo:font-style="italic" style:text-underline-style="none" fo:font-weight="bold" officeooo:rsid="001b757a" style:font-style-asian="italic" style:font-weight-asian="bold" style:font-style-complex="italic" style:font-weight-complex="bold"/>
    </style:style>
    <style:style style:name="T92" style:family="text">
      <style:text-properties officeooo:rsid="00075298"/>
    </style:style>
    <style:style style:name="T93" style:family="text">
      <style:text-properties fo:font-weight="normal" style:font-weight-asian="normal" style:font-weight-complex="normal"/>
    </style:style>
    <style:style style:name="T94" style:family="text">
      <style:text-properties fo:font-weight="normal" officeooo:rsid="000833da" style:font-weight-asian="normal" style:font-weight-complex="normal"/>
    </style:style>
    <style:style style:name="T95" style:family="text">
      <style:text-properties fo:font-weight="normal" officeooo:rsid="00102cea" style:font-weight-asian="normal" style:font-weight-complex="normal"/>
    </style:style>
    <style:style style:name="T96" style:family="text">
      <style:text-properties fo:font-weight="normal" officeooo:rsid="001b757a" style:font-weight-asian="normal" style:font-weight-complex="normal"/>
    </style:style>
    <style:style style:name="T97" style:family="text">
      <style:text-properties fo:font-weight="normal" officeooo:rsid="001845e7" style:font-weight-asian="normal" style:font-weight-complex="normal"/>
    </style:style>
    <style:style style:name="T98" style:family="text">
      <style:text-properties fo:font-weight="normal" officeooo:rsid="002526b8" style:font-weight-asian="normal" style:font-weight-complex="normal"/>
    </style:style>
    <style:style style:name="T99" style:family="text">
      <style:text-properties fo:font-weight="normal" officeooo:rsid="001d988a" style:font-weight-asian="normal" style:font-weight-complex="normal"/>
    </style:style>
    <style:style style:name="T100" style:family="text">
      <style:text-properties fo:font-weight="normal" officeooo:rsid="00075298" style:font-weight-asian="normal" style:font-weight-complex="normal"/>
    </style:style>
    <style:style style:name="T101" style:family="text">
      <style:text-properties fo:font-weight="normal" officeooo:rsid="000dc7d3" style:font-weight-asian="normal" style:font-weight-complex="normal"/>
    </style:style>
    <style:style style:name="T102" style:family="text">
      <style:text-properties fo:font-weight="normal" officeooo:rsid="001e5f3c" style:font-weight-asian="normal" style:font-weight-complex="normal"/>
    </style:style>
    <style:style style:name="T103" style:family="text">
      <style:text-properties fo:font-weight="normal" officeooo:rsid="0022f028" style:font-weight-asian="normal" style:font-weight-complex="normal"/>
    </style:style>
    <style:style style:name="T104" style:family="text">
      <style:text-properties fo:font-weight="normal" officeooo:rsid="00265081" style:font-weight-asian="normal" style:font-weight-complex="normal"/>
    </style:style>
    <style:style style:name="T105" style:family="text">
      <style:text-properties style:font-name="Liberation Serif" fo:font-size="12pt" fo:font-weight="normal" officeooo:rsid="000dc7d3" style:font-size-asian="12pt" style:font-weight-asian="normal" style:font-size-complex="12pt" style:font-weight-complex="normal"/>
    </style:style>
    <style:style style:name="T106" style:family="text">
      <style:text-properties style:font-name="Liberation Serif" fo:font-size="12pt" fo:font-weight="normal" officeooo:rsid="00075298" style:font-size-asian="12pt" style:font-weight-asian="normal" style:font-size-complex="12pt" style:font-weight-complex="normal"/>
    </style:style>
    <style:style style:name="T107" style:family="text">
      <style:text-properties fo:font-size="14pt" fo:font-weight="bold" style:font-size-asian="14pt" style:font-weight-asian="bold" style:font-size-complex="14pt" style:font-weight-complex="bold"/>
    </style:style>
    <style:style style:name="T108" style:family="text">
      <style:text-properties fo:font-size="14pt" fo:font-weight="bold" officeooo:rsid="0009a22b" style:font-size-asian="14pt" style:font-weight-asian="bold" style:font-size-complex="14pt" style:font-weight-complex="bold"/>
    </style:style>
    <style:style style:name="T109" style:family="text">
      <style:text-properties fo:font-size="14pt" fo:font-weight="bold" officeooo:rsid="000e7869" style:font-size-asian="14pt" style:font-weight-asian="bold" style:font-size-complex="14pt" style:font-weight-complex="bold"/>
    </style:style>
    <style:style style:name="T110" style:family="text">
      <style:text-properties fo:font-size="14pt" fo:font-weight="bold" officeooo:rsid="001845e7" style:font-size-asian="14pt" style:font-weight-asian="bold" style:font-size-complex="14pt" style:font-weight-complex="bold"/>
    </style:style>
    <style:style style:name="T111" style:family="text">
      <style:text-properties fo:font-size="14pt" fo:font-weight="bold" officeooo:rsid="000fc2f5" style:font-size-asian="14pt" style:font-weight-asian="bold" style:font-size-complex="14pt" style:font-weight-complex="bold"/>
    </style:style>
    <style:style style:name="T112" style:family="text">
      <style:text-properties fo:font-size="14pt" fo:font-weight="bold" officeooo:rsid="00185433" style:font-size-asian="14pt" style:font-weight-asian="bold" style:font-size-complex="14pt" style:font-weight-complex="bold"/>
    </style:style>
    <style:style style:name="T113" style:family="text">
      <style:text-properties fo:font-size="14pt" fo:font-weight="bold" officeooo:rsid="000ca174" style:font-size-asian="14pt" style:font-weight-asian="bold" style:font-size-complex="14pt" style:font-weight-complex="bold"/>
    </style:style>
    <style:style style:name="T114" style:family="text">
      <style:text-properties fo:font-size="14pt" fo:font-style="normal" style:text-underline-style="none" fo:font-weight="bold" officeooo:rsid="000ca174" style:font-size-asian="14pt" style:font-style-asian="normal" style:font-weight-asian="bold" style:font-size-complex="14pt" style:font-style-complex="normal" style:font-weight-complex="bold"/>
    </style:style>
    <style:style style:name="T115" style:family="text">
      <style:text-properties fo:font-style="normal" style:text-underline-style="none" style:font-style-asian="normal" style:font-style-complex="normal"/>
    </style:style>
    <style:style style:name="T116" style:family="text">
      <style:text-properties fo:font-style="normal" style:text-underline-style="none" officeooo:rsid="0019fd90" style:font-style-asian="normal" style:font-style-complex="normal"/>
    </style:style>
    <style:style style:name="T117" style:family="text">
      <style:text-properties fo:font-style="normal" style:text-underline-style="none" officeooo:rsid="001a0fc9" style:font-style-asian="normal" style:font-style-complex="normal"/>
    </style:style>
    <style:style style:name="T118" style:family="text">
      <style:text-properties fo:font-style="normal" style:text-underline-style="none" officeooo:rsid="001cc08a" style:font-style-asian="normal" style:font-style-complex="normal"/>
    </style:style>
    <style:style style:name="T119" style:family="text">
      <style:text-properties fo:font-style="normal" style:text-underline-style="none" officeooo:rsid="0022c94d" style:font-style-asian="normal" style:font-style-complex="normal"/>
    </style:style>
    <style:style style:name="T120" style:family="text">
      <style:text-properties fo:font-style="normal" style:text-underline-style="none" officeooo:rsid="001b73cd" style:font-style-asian="normal" style:font-style-complex="normal"/>
    </style:style>
    <style:style style:name="T121" style:family="text">
      <style:text-properties fo:font-style="normal" style:text-underline-style="none" officeooo:rsid="000fc020" style:font-style-asian="normal" style:font-style-complex="normal"/>
    </style:style>
    <style:style style:name="T122" style:family="text">
      <style:text-properties fo:font-style="normal" style:text-underline-style="none" officeooo:rsid="0021c09d" style:font-style-asian="normal" style:font-style-complex="normal"/>
    </style:style>
    <style:style style:name="T123" style:family="text">
      <style:text-properties fo:font-style="normal" style:text-underline-style="none" officeooo:rsid="0022f028" style:font-style-asian="normal" style:font-style-complex="normal"/>
    </style:style>
    <style:style style:name="T124" style:family="text">
      <style:text-properties fo:font-style="normal" style:text-underline-style="none" officeooo:rsid="00268df8" style:font-style-asian="normal" style:font-style-complex="normal"/>
    </style:style>
    <style:style style:name="T125" style:family="text">
      <style:text-properties fo:font-style="normal" style:text-underline-style="none" fo:font-weight="normal" style:font-style-asian="normal" style:font-weight-asian="normal" style:font-style-complex="normal" style:font-weight-complex="normal"/>
    </style:style>
    <style:style style:name="T126" style:family="text">
      <style:text-properties fo:font-style="normal" style:text-underline-style="none" fo:font-weight="normal" officeooo:rsid="001b757a" style:font-style-asian="normal" style:font-weight-asian="normal" style:font-style-complex="normal" style:font-weight-complex="normal"/>
    </style:style>
    <style:style style:name="T127" style:family="text">
      <style:text-properties fo:font-style="normal" style:text-underline-style="none" fo:font-weight="normal" officeooo:rsid="001b73cd" style:font-style-asian="normal" style:font-weight-asian="normal" style:font-style-complex="normal" style:font-weight-complex="normal"/>
    </style:style>
    <style:style style:name="T128" style:family="text">
      <style:text-properties fo:font-style="normal" style:text-underline-style="none" fo:font-weight="normal" officeooo:rsid="001ed73b" style:font-style-asian="normal" style:font-weight-asian="normal" style:font-style-complex="normal" style:font-weight-complex="normal"/>
    </style:style>
    <style:style style:name="T129" style:family="text">
      <style:text-properties fo:font-style="normal" style:text-underline-style="none" fo:font-weight="normal" officeooo:rsid="0022f028" style:font-style-asian="normal" style:font-weight-asian="normal" style:font-style-complex="normal" style:font-weight-complex="normal"/>
    </style:style>
    <style:style style:name="T130" style:family="text">
      <style:text-properties fo:font-style="normal" style:text-underline-style="none" fo:font-weight="bold" officeooo:rsid="001b757a" style:font-style-asian="normal" style:font-weight-asian="bold" style:font-style-complex="normal" style:font-weight-complex="bold"/>
    </style:style>
    <style:style style:name="T131" style:family="text">
      <style:text-properties fo:font-style="normal" style:text-underline-style="none" fo:font-weight="bold" officeooo:rsid="0022f028" style:font-style-asian="normal" style:font-weight-asian="bold" style:font-style-complex="normal" style:font-weight-complex="bold"/>
    </style:style>
    <style:style style:name="T132" style:family="text">
      <style:text-properties fo:font-style="normal" style:text-underline-style="none" fo:font-weight="bold" officeooo:rsid="001b73cd" style:font-style-asian="normal" style:font-weight-asian="bold" style:font-style-complex="normal" style:font-weight-complex="bold"/>
    </style:style>
    <style:style style:name="T133" style:family="text">
      <style:text-properties fo:font-style="normal" officeooo:rsid="001c3a5d" style:font-style-asian="normal" style:font-style-complex="normal"/>
    </style:style>
    <style:style style:name="T134" style:family="text">
      <style:text-properties fo:font-style="normal" officeooo:rsid="000fc020" style:font-style-asian="normal" style:font-style-complex="normal"/>
    </style:style>
    <style:style style:name="T135" style:family="text">
      <style:text-properties fo:font-style="normal" officeooo:rsid="00271949" style:font-style-asian="normal" style:font-style-complex="normal"/>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25f972"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19fd90" style:font-style-asian="normal" style:font-weight-asian="bold" style:font-style-complex="normal" style:font-weight-complex="bold"/>
    </style:style>
    <style:style style:name="T140" style:family="text">
      <style:text-properties fo:font-style="normal" fo:font-weight="bold" officeooo:rsid="0021c09d" style:font-style-asian="normal" style:font-weight-asian="bold" style:font-style-complex="normal" style:font-weight-complex="bold"/>
    </style:style>
    <style:style style:name="T141" style:family="text">
      <style:text-properties fo:font-style="normal" fo:font-weight="bold" officeooo:rsid="0022f028" style:font-style-asian="normal" style:font-weight-asian="bold" style:font-style-complex="normal" style:font-weight-complex="bold"/>
    </style:style>
    <style:style style:name="T142" style:family="text">
      <style:text-properties fo:font-style="normal" fo:font-weight="bold" officeooo:rsid="001868a6" style:font-style-asian="normal" style:font-weight-asian="bold" style:font-style-complex="normal" style:font-weight-complex="bold"/>
    </style:style>
    <style:style style:name="T143" style:family="text">
      <style:text-properties fo:font-style="normal" fo:font-weight="bold" officeooo:rsid="0023b2c8" style:font-style-asian="normal" style:font-weight-asian="bold" style:font-style-complex="normal" style:font-weight-complex="bold"/>
    </style:style>
    <style:style style:name="T144" style:family="text">
      <style:text-properties fo:font-style="normal" style:text-underline-style="solid" style:text-underline-width="auto" style:text-underline-color="font-color" style:font-style-asian="normal" style:font-style-complex="normal"/>
    </style:style>
    <style:style style:name="T145" style:family="text">
      <style:text-properties officeooo:rsid="000fc020"/>
    </style:style>
    <style:style style:name="T146" style:family="text">
      <style:text-properties officeooo:rsid="0019fd90"/>
    </style:style>
    <style:style style:name="T147" style:family="text">
      <style:text-properties officeooo:rsid="0010fb66"/>
    </style:style>
    <style:style style:name="T148" style:family="text">
      <style:text-properties officeooo:rsid="001acb74"/>
    </style:style>
    <style:style style:name="T149" style:family="text">
      <style:text-properties officeooo:rsid="001868a6"/>
    </style:style>
    <style:style style:name="T150" style:family="text">
      <style:text-properties officeooo:rsid="0017acf7"/>
    </style:style>
    <style:style style:name="T151" style:family="text">
      <style:text-properties officeooo:rsid="000c09f3"/>
    </style:style>
    <style:style style:name="T152" style:family="text">
      <style:text-properties officeooo:rsid="000ad13d"/>
    </style:style>
    <style:style style:name="T153" style:family="text">
      <style:text-properties officeooo:rsid="0011b19e"/>
    </style:style>
    <style:style style:name="T154" style:family="text">
      <style:text-properties style:text-position="super 58%"/>
    </style:style>
    <style:style style:name="T155" style:family="text">
      <style:text-properties officeooo:rsid="0022c341"/>
    </style:style>
    <style:style style:name="T156" style:family="text">
      <style:text-properties officeooo:rsid="001b757a"/>
    </style:style>
    <style:style style:name="T157" style:family="text">
      <style:text-properties officeooo:rsid="0020516f"/>
    </style:style>
    <style:style style:name="T158" style:family="text">
      <style:text-properties officeooo:rsid="00209897"/>
    </style:style>
    <style:style style:name="T159" style:family="text">
      <style:text-properties officeooo:rsid="0019f3af"/>
    </style:style>
    <style:style style:name="T160" style:family="text">
      <style:text-properties officeooo:rsid="001ed73b"/>
    </style:style>
    <style:style style:name="T161" style:family="text">
      <style:text-properties officeooo:rsid="00064af6"/>
    </style:style>
    <style:style style:name="T162" style:family="text">
      <style:text-properties officeooo:rsid="001ad37a"/>
    </style:style>
    <style:style style:name="T16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4" style:family="text">
      <style:text-properties officeooo:rsid="001d0545"/>
    </style:style>
    <style:style style:name="T165" style:family="text">
      <style:text-properties officeooo:rsid="0021c09d"/>
    </style:style>
    <style:style style:name="T166" style:family="text">
      <style:text-properties officeooo:rsid="0023b2c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CAT documentation for calculating goodness of fit and the reached plateau</text:p>
      <text:p text:style-name="P1"/>
      <text:p text:style-name="P57"><text:span text:style-name="T39"><text:tab/></text:span><text:span text:style-name="T43">Overview</text:span><text:span text:style-name="T39">: This paper documents how the goodness of fit and the reached plateau are calculated in GCAT. The paper also tries to analyze the content of each well object generated from GCAT for analysis. GCAT first reads in the raw data as xlsx or csv file. These files can be raw data such as single plate and its layout. GCAT then creates an array of wells that represents each well in the plate. </text:span><text:span text:style-name="T161">This raw data </text:span>array<text:span text:style-name="T161"> then is transformed and normalized. After that, the </text:span>transformed and normalized <text:span text:style-name="T161">data is pre-fitted by analyzing the curve shapes. </text:span><text:span text:style-name="T42">Since some parameters take part in the process of creating a fitted.well obbject are related to models, see </text:span><text:span text:style-name="T39">part D of </text:span><text:span text:style-name="T42">the documentation for equations of each model.</text:span></text:p>
      <text:p text:style-name="P68"/>
      <text:p text:style-name="P3"><text:span text:style-name="T50">N</text:span>otation:</text:p>
      <text:p text:style-name="P34">object: <text:span text:style-name="T136">An R object.</text:span></text:p>
      <text:p text:style-name="P49"><text:span text:style-name="T42">&lt;</text:span><text:span text:style-name="T39">text&gt; : </text:span><text:span text:style-name="T29">a slot/</text:span><text:span text:style-name="T30">column/value</text:span><text:span text:style-name="T29"> named text.</text:span></text:p>
      <text:p text:style-name="P48"><text:span text:style-name="T31">Function(): </text:span><text:span text:style-name="T29">a function created in GCAT named “Function” </text:span><text:span text:style-name="T30">for repetition use.</text:span></text:p>
      <text:p text:style-name="P58"><text:span text:style-name="T136">Code: </text:span><text:span text:style-name="T163">Code generated from R.</text:span></text:p>
      <text:p text:style-name="P59"><text:span text:style-name="T136">$slot</text:span><text:span text:style-name="T163">: A sub slot.</text:span></text:p>
      <text:p text:style-name="P76"/>
      <text:p text:style-name="P2"><text:span text:style-name="T45">A. </text:span><text:span text:style-name="T46">Documentation for well object </text:span><text:span text:style-name="T45">before fitting data.</text:span></text:p>
      <text:p text:style-name="P10"><text:span text:style-name="T13"><text:tab/></text:span><text:span text:style-name="T2">Objective</text:span>:<text:span text:style-name="T11"> Review what are contained in a well </text:span><text:span text:style-name="T17">R </text:span><text:span text:style-name="T11">object and document several functions needed for fitting data</text:span><text:span text:style-name="T12">. Creating a new well object in R only requires Time and OD vectors, <text:s/>which will fill slot </text:span><text:span text:style-name="T82">&lt;</text:span><text:span text:style-name="T83">screen.data</text:span><text:span text:style-name="T82">&gt;</text:span><text:span text:style-name="T12">.</text:span></text:p>
      <text:p text:style-name="P14"/>
      <text:p text:style-name="P13"><text:span text:style-name="T19">I/ </text:span>List of well's attributes:</text:p>
      <text:list xml:id="list209966892056356017" text:style-name="L1">
        <text:list-item>
          <text:p text:style-name="P78"><text:span text:style-name="T66">&lt;</text:span><text:span text:style-name="T60">position</text:span><text:span text:style-name="T66">&gt;</text:span> - 3-member vector containing identifying information for the well: row (letters), column (numbers) and plate ID. </text:p>
        </text:list-item>
        <text:list-item>
          <text:p text:style-name="P78"><text:span text:style-name="T66">&lt;</text:span><text:span text:style-name="T60">well.info</text:span><text:span text:style-name="T66">&gt;</text:span> - a list containing strain and media names if provided.</text:p>
        </text:list-item>
        <text:list-item>
          <text:p text:style-name="P78"><text:span text:style-name="T66">&lt;</text:span><text:span text:style-name="T60">screen.data</text:span><text:span text:style-name="T66">&gt;</text:span> - a data frame with Time and raw OD values. This is the only slot that is filled upon creation of a well object. As different functions are run on the well the data frame gets filled with additional columns. </text:p>
        </text:list-item>
        <text:list-item>
          <text:p text:style-name="P78"><text:span text:style-name="T66">&lt;</text:span><text:span text:style-name="T60">use.log</text:span><text:span text:style-name="T66">&gt;</text:span> - a single logical value denoting whether to return log-transformed values when data is requested from the well.</text:p>
        </text:list-item>
        <text:list-item>
          <text:p text:style-name="P81"><text:span text:style-name="T82">&lt;</text:span><text:span text:style-name="T80">norm</text:span><text:span text:style-name="T82">&gt;</text:span><text:span text:style-name="T11"> - a value to subtract from all OD values before returning data, </text:span><text:span text:style-name="T12">f</text:span><text:span text:style-name="T11">illed by </text:span><text:span text:style-name="T13">normalize.ODs</text:span><text:span text:style-name="T14">()</text:span><text:span text:style-name="T11"> </text:span><text:span text:style-name="T18">function in the transforming and normalizing step.</text:span><text:span text:style-name="T11"> </text:span></text:p>
        </text:list-item>
        <text:list-item>
          <text:p text:style-name="P78"><text:span text:style-name="T66">&lt;</text:span><text:span text:style-name="T60">curve.par</text:span><text:span text:style-name="T66">&gt;</text:span> - a list of parameters that denote whether the well is empty, whether it contains ODs indicating a viable culture, whether it tanks at a certain timepoint.</text:p>
        </text:list-item>
      </text:list>
      <text:list xml:id="list5954584589290606890" text:style-name="L2">
        <text:list-item>
          <text:p text:style-name="P79"><text:span text:style-name="T66">&lt;</text:span><text:span text:style-name="T60">fit.info</text:span><text:span text:style-name="T66">&gt;</text:span> - a message with info about whether the fit was successful, failed, or skipped. </text:p>
        </text:list-item>
        <text:list-item>
          <text:p text:style-name="P79"><text:span text:style-name="T66">&lt;</text:span><text:span text:style-name="T60">add.info</text:span><text:span text:style-name="T66">&gt;</text:span> - a message with info about whether jumps in OD were detected or removed, or if ODs were detected below the blank OD. <text:s/></text:p>
        </text:list-item>
      </text:list>
      <text:p text:style-name="P15">If model fitting <text:span text:style-name="T162">in the applying model step</text:span> is successful:</text:p>
      <text:list xml:id="list583139400106152611" text:style-name="L3">
        <text:list-item>
          <text:p text:style-name="P80"><text:span text:style-name="T66">&lt;</text:span><text:span text:style-name="T60">fit.par</text:span><text:span text:style-name="T66">&gt;</text:span> - will be a list containing the fitted model parameters</text:p>
        </text:list-item>
        <text:list-item>
          <text:p text:style-name="P80"><text:span text:style-name="T66">&lt;</text:span><text:span text:style-name="T60">equation</text:span><text:span text:style-name="T66">&gt;</text:span> - will contain an expression for evaluating the successfully fitted model </text:p>
        </text:list-item>
        <text:list-item>
          <text:p text:style-name="P80"><text:span text:style-name="T66">&lt;</text:span><text:span text:style-name="T60">model.name</text:span><text:span text:style-name="T66">&gt;</text:span> - will contain the name of the successfully fit model</text:p>
        </text:list-item>
      </text:list>
      <text:p text:style-name="P14"/>
      <text:p text:style-name="P16">An example of content of a single plate with no layout well object <text:span text:style-name="T1">acquired from R</text:span>:</text:p>
      <text:p text:style-name="P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B"/>
        <table:table-column table:style-name="Table1.I"/>
        <table:table-column table:style-name="Table1.J"/>
        <table:table-column table:style-name="Table1.K"/>
        <table:table-row>
          <table:table-cell table:style-name="Table1.A1" office:value-type="string">
            <text:p text:style-name="P61">position</text:p>
          </table:table-cell>
          <table:table-cell table:style-name="Table1.A1" office:value-type="string">
            <text:p text:style-name="P61">Well.info</text:p>
          </table:table-cell>
          <table:table-cell table:style-name="Table1.A1" office:value-type="string">
            <text:p text:style-name="P61">Screen.data</text:p>
          </table:table-cell>
          <table:table-cell table:style-name="Table1.A1" office:value-type="string">
            <text:p text:style-name="P61">Use.log</text:p>
          </table:table-cell>
          <table:table-cell table:style-name="Table1.A1" office:value-type="string">
            <text:p text:style-name="P61">norm</text:p>
          </table:table-cell>
          <table:table-cell table:style-name="Table1.A1" office:value-type="string">
            <text:p text:style-name="P61">Curve.par</text:p>
          </table:table-cell>
          <table:table-cell table:style-name="Table1.A1" office:value-type="string">
            <text:p text:style-name="P61">Fit.par</text:p>
          </table:table-cell>
          <table:table-cell table:style-name="Table1.A1" office:value-type="string">
            <text:p text:style-name="P61">equation</text:p>
          </table:table-cell>
          <table:table-cell table:style-name="Table1.A1" office:value-type="string">
            <text:p text:style-name="P61">Model.name</text:p>
          </table:table-cell>
          <table:table-cell table:style-name="Table1.A1" office:value-type="string">
            <text:p text:style-name="P61">Fit.info</text:p>
          </table:table-cell>
          <table:table-cell table:style-name="Table1.K1" office:value-type="string">
            <text:p text:style-name="P61">Add.info</text:p>
          </table:table-cell>
        </table:table-row>
        <text:soft-page-break/>
        <table:table-row>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K2" office:value-type="string">
            <text:p text:style-name="P60"/>
          </table:table-cell>
        </table:table-row>
      </table:table>
      <text:p text:style-name="P16"/>
      <text:p text:style-name="P62">Slot "position":</text:p>
      <text:p text:style-name="P64"><text:tab/> <text:s text:c="8"/>plate <text:s text:c="25"/>row <text:s text:c="33"/>col </text:p>
      <text:p text:style-name="P64">"single - YPDAFEXglucoseTests_2-25-10" <text:s text:c="8"/>"H" <text:s text:c="32"/>"12" </text:p>
      <text:p text:style-name="P66"/>
      <text:p text:style-name="P65">Slot "well.info":</text:p>
      <text:p text:style-name="P64">$Strain</text:p>
      <text:p text:style-name="P64">[1] Unknown Strain</text:p>
      <text:p text:style-name="P64">Levels: Unknown Strain</text:p>
      <text:p text:style-name="P66"/>
      <text:p text:style-name="P64">$Media</text:p>
      <text:p text:style-name="P64">[1] Unknown Media</text:p>
      <text:p text:style-name="P64">Levels: Unknown Media</text:p>
      <text:p text:style-name="P66"/>
      <text:p text:style-name="P65">Slot "screen.data":</text:p>
      <text:p text:style-name="P63"><text:s text:c="5"/><text:span text:style-name="T20">Time <text:s text:c="4"/>OD</text:span></text:p>
      <text:p text:style-name="P64">1 <text:s text:c="5"/>-1 0.0572</text:p>
      <text:p text:style-name="P64">2 <text:s text:c="6"/>0 0.0577</text:p>
      <text:p text:style-name="P66"/>
      <text:p text:style-name="P65">Slot "use.log":</text:p>
      <text:p text:style-name="P64">logical(0)</text:p>
      <text:p text:style-name="P66"/>
      <text:p text:style-name="P65">Slot "norm":</text:p>
      <text:p text:style-name="P64">numeric(0)</text:p>
      <text:p text:style-name="P66"/>
      <text:p text:style-name="P65">Slot "curve.par":</text:p>
      <text:p text:style-name="P64">$empty.well</text:p>
      <text:p text:style-name="P64">[1] FALSE</text:p>
      <text:p text:style-name="P66"/>
      <text:p text:style-name="P65">Slot "fit.par":</text:p>
      <text:p text:style-name="P64">list()</text:p>
      <text:p text:style-name="P66"/>
      <text:p text:style-name="P65">Slot "equation":</text:p>
      <text:p text:style-name="P64">expression()</text:p>
      <text:p text:style-name="P66"/>
      <text:p text:style-name="P65">Slot "model.name":</text:p>
      <text:p text:style-name="P64">character(0)</text:p>
      <text:p text:style-name="P66"/>
      <text:p text:style-name="P65">Slot "fit.info":</text:p>
      <text:p text:style-name="P64">character(0)</text:p>
      <text:p text:style-name="P66"/>
      <text:p text:style-name="P65">Slot "add.info":</text:p>
      <text:p text:style-name="P64">character(0)</text:p>
      <text:p text:style-name="P14"/>
      <text:p text:style-name="P9">II/ Some misc functions to extract and transform information from well objects. </text:p>
      <text:p text:style-name="P7">(This list only contains functions that take part in the procedure of fitting, finding goodness, and finding the reached plateau.)</text:p>
      <text:p text:style-name="P35"><text:span text:style-name="T22"><text:tab/></text:span><text:span text:style-name="T26">data.from</text:span><text:span text:style-name="T27">()</text:span><text:span text:style-name="T22">: Receives a well object and 4 logical values: </text:span><text:span text:style-name="T34">&lt;</text:span><text:span text:style-name="T35">remove</text:span><text:span text:style-name="T34">&gt;</text:span><text:span text:style-name="T35">, </text:span><text:span text:style-name="T34">&lt;</text:span><text:span text:style-name="T35">remove.tanking</text:span><text:span text:style-name="T34">&gt;</text:span><text:span text:style-name="T35">, &lt;raw.data&gt;, </text:span><text:span text:style-name="T24">and</text:span><text:span text:style-name="T36"> </text:span><text:span text:style-name="T34">&lt;</text:span><text:span text:style-name="T35">na.rm</text:span><text:span text:style-name="T34">&gt;</text:span><text:span text:style-name="T35">. </text:span></text:p>
      <text:p text:style-name="P7"><text:tab/>By default it returns a two-column data frame with time and OD (or log OD if the<text:span text:style-name="T60"> &lt;use.log&gt;</text:span> slot is true in the object), after normalization to the value specified in <text:span text:style-name="T60">&lt;norm&gt;</text:span> slot. <text:s text:c="3"/></text:p>
      <text:list xml:id="list5724615941389622440" text:style-name="L4">
        <text:list-item>
          <text:list>
            <text:list-item>
              <text:p text:style-name="P84">With <text:span text:style-name="T60">&lt;remove&gt;</text:span> set to true the rows specified in the <text:span text:style-name="T60">&lt;remove&gt;</text:span> column of the <text:span text:style-name="T60">&lt;screen.data&gt;</text:span> slot are not returned. </text:p>
            </text:list-item>
            <text:list-item>
              <text:p text:style-name="P84"><text:soft-page-break/><text:s/>With <text:span text:style-name="T60">&lt;remove.tanking&gt;</text:span> set to true all the rows after the <text:span text:style-name="T60">&lt;tanking.start&gt;</text:span> index are removed. </text:p>
            </text:list-item>
            <text:list-item>
              <text:p text:style-name="P84"><text:s/>Setting <text:span text:style-name="T60">&lt;raw.data&gt;</text:span> to true overrides all these settings and just returns 2 columns with Time and Raw OD.</text:p>
            </text:list-item>
          </text:list>
        </text:list-item>
      </text:list>
      <text:p text:style-name="P7"/>
      <text:p text:style-name="P36"><text:span text:style-name="T21"><text:tab/></text:span><text:span text:style-name="T25">slopes</text:span><text:span text:style-name="T28">()</text:span><text:span text:style-name="T25">: </text:span><text:span text:style-name="T21">Receives a well object and 3 logical values: </text:span><text:span text:style-name="T33">&lt;remove&gt;, &lt;remove.tanking&gt;</text:span><text:span text:style-name="T21">, and</text:span><text:span text:style-name="T33"> &lt;na.rm&gt;.</text:span></text:p>
      <text:p text:style-name="P36"><text:span text:style-name="T21"><text:tab/>This function acts much like </text:span><text:span text:style-name="T25">data.from</text:span><text:span text:style-name="T28">()</text:span><text:span text:style-name="T32"> </text:span><text:span text:style-name="T21">but gives a single vector containing the slope at each point. It also has a parameter allowing removal of NA values.</text:span></text:p>
      <text:p text:style-name="P7"><text:s/></text:p>
      <text:p text:style-name="P36"><text:span text:style-name="T114">B/ </text:span><text:span text:style-name="T108">How the fitted.well object is create</text:span><text:span text:style-name="T111">d</text:span></text:p>
      <text:p text:style-name="P40">Parameters:</text:p>
      <text:list xml:id="list4792800445911348670" text:style-name="L5">
        <text:list-item>
          <text:p text:style-name="P90"><text:span text:style-name="T53">Input.wells</text:span>: a pre-fitted and normalized data. <text:span text:style-name="T52">This is an R-array object.</text:span></text:p>
        </text:list-item>
        <text:list-item>
          <text:p text:style-name="P90"><text:span text:style-name="T53">growth.model</text:span><text:span text:style-name="T2">:</text:span> objects of class model.</text:p>
        </text:list-item>
        <text:list-item>
          <text:p text:style-name="P90"><text:span text:style-name="T53">backup.growth.model</text:span><text:span text:style-name="T2">:</text:span> objects of class model, <text:span text:style-name="T164">serves as a backup model if the first model fail</text:span>.</text:p>
        </text:list-item>
        <text:list-item>
          <text:p text:style-name="P90"><text:span text:style-name="T75">&lt;</text:span><text:span text:style-name="T72">fit.if.no.growth</text:span><text:span text:style-name="T75">&gt;</text:span><text:span text:style-name="T2">:</text:span> should the function attempt to fit a well even if there was no growth detected? The default is False. </text:p>
        </text:list-item>
      </text:list>
      <text:p text:style-name="P40"/>
      <text:p text:style-name="P41"><text:tab/>At first, the three following slots <text:span text:style-name="T51">in </text:span><text:span text:style-name="T61">&lt;</text:span><text:span text:style-name="T76">input.wells</text:span><text:span text:style-name="T77">&gt;</text:span> are changed to NA or empty value: <text:span text:style-name="T61">&lt;</text:span><text:span text:style-name="T60">model.name</text:span><text:span text:style-name="T61">&gt;</text:span>, <text:span text:style-name="T61">&lt;</text:span><text:span text:style-name="T60">fit.par</text:span><text:span text:style-name="T61">&gt;</text:span>, <text:span text:style-name="T61">&lt;</text:span><text:span text:style-name="T60">equation</text:span><text:span text:style-name="T61">&gt;</text:span>.</text:p>
      <text:p text:style-name="P41"/>
      <text:p text:style-name="P56"><text:span text:style-name="T51"><text:tab/>Get the OD vs. time data from well and stored it as </text:span><text:span text:style-name="T54">input.data. </text:span><text:span text:style-name="T51">The function skips a well if there is no growth in slot </text:span><text:span text:style-name="T84">&lt;curve.par&gt;</text:span><text:span text:style-name="T51">, if &lt;</text:span><text:span text:style-name="T62">fit-no-growth</text:span><text:span text:style-name="T67">&gt;</text:span><text:span text:style-name="T92"> option is toggled to false and if there are fewer than 5 data points left in the analysis. </text:span><text:span text:style-name="T94">The function then c</text:span><text:span text:style-name="T100">hange</text:span><text:span text:style-name="T94">s the</text:span><text:span text:style-name="T100"> column headers of </text:span><text:span text:style-name="T55">input.data</text:span><text:span text:style-name="T100"> to the more general "Time" vs. "y" </text:span><text:span text:style-name="T94">model. It then e</text:span><text:span text:style-name="T100">xtract</text:span><text:span text:style-name="T94">s</text:span><text:span text:style-name="T100"> the model formula from </text:span><text:span text:style-name="T55">growth.model</text:span><text:span text:style-name="T100"> </text:span><text:span text:style-name="T94">in </text:span><text:span text:style-name="T100">slot </text:span><text:span text:style-name="T102">&lt;</text:span><text:span text:style-name="T74">formula</text:span><text:span text:style-name="T78">&gt;</text:span><text:span text:style-name="T100"> </text:span><text:span text:style-name="T95">of the well object</text:span><text:span text:style-name="T100">. </text:span><text:span text:style-name="T94">U</text:span><text:span text:style-name="T100">s</text:span><text:span text:style-name="T94">e</text:span><text:span text:style-name="T100"> the function from slot </text:span><text:span text:style-name="T78">&lt;</text:span><text:span text:style-name="T74">guess</text:span><text:span text:style-name="T78">&gt;</text:span><text:span text:style-name="T100"> to calculate initial guesses for model parameters based on slope estimates in </text:span><text:span text:style-name="T90">input.well</text:span><text:span text:style-name="T100">. Attempt to fit a nonlinear least squares </text:span><text:span text:style-name="T94">m</text:span><text:span text:style-name="T100">odel, </text:span><text:span text:style-name="T101">which</text:span><text:span text:style-name="T100"> </text:span><text:span text:style-name="T105">d</text:span><text:span text:style-name="T47">etermine the nonlinear (weighted) least-squares estimates of the parameters of a nonlinear model.</text:span><text:span text:style-name="T106"> </text:span><text:span text:style-name="T100">If using a Richards 5 parameter model, report an error if the fitted value for c </text:span><text:span text:style-name="T104">(What is c here?</text:span><text:span text:style-name="T95">)</text:span><text:span text:style-name="T100"> is negative, </text:span><text:span text:style-name="T94">i</text:span><text:span text:style-name="T100">f the baseline is below the plateau, or if the fitted theta is negative. If no error was reported by the model fitting, report successful fit in slot </text:span><text:span text:style-name="T78">&lt;</text:span><text:span text:style-name="T74">fit.info</text:span><text:span text:style-name="T78">&gt;</text:span><text:span text:style-name="T100">, add coefficients to slot </text:span><text:span text:style-name="T78">&lt;</text:span><text:span text:style-name="T74">fit.par</text:span><text:span text:style-name="T78">&gt;</text:span><text:span text:style-name="T100">, add the model equation and name to slots </text:span><text:span text:style-name="T78">&lt;</text:span><text:span text:style-name="T74">equation</text:span><text:span text:style-name="T78">&gt;</text:span><text:span text:style-name="T100"> and </text:span><text:span text:style-name="T78">&lt;</text:span><text:span text:style-name="T74">growth.model.name</text:span><text:span text:style-name="T78">&gt;</text:span><text:span text:style-name="T100">. If the model fitting returned an error, do the same thing as above except using the backup model. </text:span><text:span text:style-name="T23">If both models failed, report a failure to slot </text:span><text:span text:style-name="T37">&lt;</text:span><text:span text:style-name="T38">fit.info</text:span><text:span text:style-name="T37">&gt;</text:span><text:span text:style-name="T23"> leave the other slots blank or NA. </text:span></text:p>
      <text:p text:style-name="P86"/>
      <text:p text:style-name="P19"><text:span text:style-name="T114">C/ </text:span><text:span text:style-name="T109">How the raw data is normalized and transformed</text:span></text:p>
      <text:p text:style-name="P18">The following procedures are performed:</text:p>
      <text:list xml:id="list4815510744879139665" text:style-name="L6">
        <text:list-item>
          <text:p text:style-name="P69">Set all timepoints to active for now using "points.to.remove=0" argument with <text:span text:style-name="T2">remove.points</text:span><text:span text:style-name="T9">()</text:span> and adds an extra column to the slot of each well <text:span text:style-name="T165">in the well array,</text:span> specifying which points to remove when data is retrieved from the well. </text:p>
          <text:p text:style-name="P69"/>
        </text:list-item>
        <text:list-item>
          <text:p text:style-name="P70">Remove specified timepoints across wells (use "points.to.remove=NULL" if no points to remove).<text:span text:style-name="T145"> The function </text:span><text:span text:style-name="T139">remove.points</text:span><text:span text:style-name="T140">()</text:span><text:span text:style-name="T146"> receives two parameters: </text:span><text:span text:style-name="T56">input.well</text:span><text:span text:style-name="T146"> and points to be removed. At first, the procedure will copy the &lt;</text:span><text:span text:style-name="T65">Remove</text:span><text:span text:style-name="T68">&gt;</text:span><text:span text:style-name="T134"> column or create a new one if and only if it does not exist to the well. <text:s/>After that, check if the </text:span><text:span text:style-name="T81">points </text:span><text:span text:style-name="T121">argument if it is a logical vector or not, recycle it along the length of </text:span><text:span text:style-name="T122">&lt;</text:span><text:span text:style-name="T81">Remove</text:span><text:span text:style-name="T85">&gt;</text:span><text:span text:style-name="T121">. </text:span><text:span text:style-name="T115">If </text:span><text:span text:style-name="T80">points</text:span><text:span text:style-name="T85"> </text:span><text:span text:style-name="T116">parameter</text:span><text:span text:style-name="T115"> is not a logical vector, try to separate positive and negative integers (</text:span><text:span text:style-name="T124">What is he trying to do here?</text:span><text:span text:style-name="T115">). If </text:span><text:span text:style-name="T80">points</text:span><text:span text:style-name="T115"> contains only zeros, reset the </text:span><text:span text:style-name="T85">&lt;</text:span><text:span text:style-name="T80">Remove</text:span><text:span text:style-name="T85">&gt;</text:span><text:span text:style-name="T115"> vector to all False. Finally, the procedure replaces the </text:span><text:soft-page-break/><text:span text:style-name="T122">old</text:span><text:span text:style-name="T115"> </text:span><text:span text:style-name="T122">&lt;</text:span><text:span text:style-name="T80">Remove</text:span><text:span text:style-name="T122">&gt; </text:span><text:span text:style-name="T115">column </text:span><text:span text:style-name="T116">with the copied (or newly created) </text:span><text:span text:style-name="T85">&lt;Remove&gt;</text:span><text:span text:style-name="T116"> column</text:span><text:span text:style-name="T115">. </text:span></text:p>
          <text:p text:style-name="P69"/>
        </text:list-item>
        <text:list-item>
          <text:p text:style-name="P69">Normalize ODs using specified method and adding a constant if desired and sets the <text:span text:style-name="T68">&lt;</text:span><text:span text:style-name="T60">norm</text:span><text:span text:style-name="T68">&gt;</text:span> slot of each well to a value to be subtracted from OD values whenever data is retrieved from the well. <text:span text:style-name="T147">The function </text:span><text:span text:style-name="T3">Normalize.ODs()</text:span><text:span text:style-name="T147"> receives </text:span><text:span text:style-name="T57">input.well</text:span><text:span text:style-name="T147">, normalize method, blank value and adding constant as parameters. Normally, the function will use the blank OD and set the blank OD (minus the constant to be added) to the "norm" slot of each well. </text:span></text:p>
        </text:list-item>
      </text:list>
      <text:p text:style-name="P17"/>
      <text:list xml:id="list171502383583653" text:continue-numbering="true" text:style-name="L6">
        <text:list-item>
          <text:p text:style-name="P69">Transform ODs on the logarithmic scale, regardless of whether <text:span text:style-name="T60">&lt;use.log&gt;</text:span> is true, an extra column of log-transformed values is added to the <text:span text:style-name="T148">each well object in the </text:span><text:span text:style-name="T89">well.array</text:span>. <text:span text:style-name="T148">T</text:span>he <text:span text:style-name="T70">&lt;</text:span><text:span text:style-name="T60">use.log</text:span><text:span text:style-name="T70">&gt;</text:span> slot of each well is set instead to determine whether the transformed values will be returned when data is retrieved from the well. <text:span text:style-name="T149">The procedure of transforming ODs is carried out in </text:span><text:span text:style-name="T142">transform.ODs</text:span><text:span text:style-name="T143">()</text:span><text:span text:style-name="T149"> function in </text:span><text:span text:style-name="T4">normalize.and.transform </text:span><text:span text:style-name="T149">class. The function adds a </text:span><text:span text:style-name="T64">&lt;log.OD&gt;</text:span><text:span text:style-name="T149"> column to the </text:span><text:span text:style-name="T64">&lt;screen.data&gt;</text:span><text:span text:style-name="T149"> slot of a well object with log-transformed data. It also checks to see if any of the raw OD values (before a certain timepoint) is below the blank OD. <text:s/>All the points from the analysis that fall below the blank value will be removed. Also, if any points fall below the blank value by more than 0.2 * const (an added-constant) and before the cutoff index, the well will be removed from the analysis. Now, the function will take the natural log of the rest of the OD values and stores each of these values in the newly created </text:span><text:span text:style-name="T64">&lt;log.OD&gt;</text:span><text:span text:style-name="T149"> column. <text:s/></text:span></text:p>
        </text:list-item>
      </text:list>
      <text:p text:style-name="P17"><text:tab/></text:p>
      <text:p text:style-name="P71">The input.well will now have a new column <text:span text:style-name="T70">&lt;</text:span><text:span text:style-name="T60">screen.data</text:span><text:span text:style-name="T70">&gt;</text:span>. And the <text:span text:style-name="T70">&lt;</text:span><text:span text:style-name="T60">log.OD</text:span><text:span text:style-name="T70">&gt;</text:span> column is a part of <text:span text:style-name="T70">&lt;</text:span><text:span text:style-name="T60">screen.data</text:span><text:span text:style-name="T70">&gt;</text:span>.</text:p>
      <text:p text:style-name="P4"/>
      <text:p text:style-name="P5"><text:span text:style-name="T1">D/ </text:span>How the normalized data is pre-fitted <text:span text:style-name="T151">and modeled</text:span></text:p>
      <text:p text:style-name="P89"><text:span text:style-name="T144">I/ Pre-fitting process:</text:span></text:p>
      <text:p text:style-name="P20"><text:tab/>After the wells input are normalized and transformed, these wells data are pre-fitted, in other words, <text:s/>the curve shapes are analyzed. </text:p>
      <text:p text:style-name="P21"><text:span text:style-name="T152"><text:tab/>The slope is estimated</text:span> at each timepoint and add a column to the "<text:span text:style-name="T13">well.array</text:span>" <text:span text:style-name="T152">(wells objects)</text:span> slot of each well with the local slope at each timepoint. <text:span text:style-name="T152">These</text:span> slopes <text:span text:style-name="T152">then are checked</text:span> for tanking and/or jumping behavior. <text:span text:style-name="T152">The procedure </text:span>fills the "curve.par" slot of each well with <text:span text:style-name="T60">&lt;tanking.start&gt;</text:span>, denoting the timepoint at which tanking starts (if none, value is NA) . <text:span text:style-name="T152">After </text:span><text:span text:style-name="T71">&lt;tanking.start&gt;</text:span><text:span text:style-name="T152"> (?) all points are removed using </text:span><text:span text:style-name="T5">remove.points</text:span><text:span text:style-name="T10">().</text:span><text:span text:style-name="T5"> </text:span>It will also fill the <text:span text:style-name="T166">&lt;</text:span><text:span text:style-name="T60">jump.error</text:span><text:span text:style-name="T70">&gt;</text:span> slot with a status message, and try to use an automated process to remove the erroneous points if <text:span text:style-name="T60">&lt;remove.jumps&gt;</text:span> is true (<text:span text:style-name="T152">the </text:span>default <text:span text:style-name="T152">is</text:span> false). </text:p>
      <text:p text:style-name="P21"><text:span text:style-name="T152"><text:tab/>After that, the</text:span> curves <text:span text:style-name="T152">are checked</text:span> for growth above cutoff. <text:span text:style-name="T152">The procedure then</text:span> fills the <text:span text:style-name="T70">&lt;</text:span><text:span text:style-name="T60">curve.par</text:span><text:span text:style-name="T70">&gt;</text:span> slot of each well with &lt;<text:span text:style-name="T60">no.growth</text:span>&gt;, denoting whether the well has no detectable growth. <text:span text:style-name="T152">This finishes the pre-fitting procedure.</text:span></text:p>
      <text:p text:style-name="P21"><text:tab/><text:span text:style-name="T2">Remark:</text:span> View the documentation for <text:span text:style-name="T2">class.well.R </text:span>for more information about what are contained in a well object.</text:p>
      <text:p text:style-name="P21"/>
      <text:p text:style-name="P82">II/ Model fitting:</text:p>
      <text:p text:style-name="P22"><text:span text:style-name="T49">Objective</text:span>: Fit each well with the selected model and attempt to catch failed fittings with the backup model. </text:p>
      <text:p text:style-name="P22"><text:span text:style-name="T153"><text:tab/>The function</text:span> skips wells designated as <text:span text:style-name="T60">&lt;no.growth&gt;</text:span> above and fills the <text:span text:style-name="T70">&lt;</text:span><text:span text:style-name="T60">fit.info</text:span><text:span text:style-name="T70">&gt;</text:span> slot of each well with "success," "failed," or "skipped". If fit was successful, the <text:span text:style-name="T69">&lt;</text:span><text:span text:style-name="T60">equation</text:span><text:span text:style-name="T69">&gt;</text:span> and <text:span text:style-name="T69">&lt;</text:span><text:span text:style-name="T60">model.name</text:span><text:span text:style-name="T69">&gt;</text:span> slots <text:span text:style-name="T153">will be filled</text:span> with the relevant info for the successful model. <text:span text:style-name="T153">T</text:span>he <text:span text:style-name="T69">&lt;</text:span><text:span text:style-name="T60">fit.par</text:span><text:span text:style-name="T69">&gt;</text:span> slot with fitted parameters <text:span text:style-name="T153">will also be filled</text:span> if fit is successful. <text:span text:style-name="T150">The next part documents 3 models for fitting data in </text:span><text:soft-page-break/><text:span text:style-name="T150">each well.</text:span></text:p>
      <text:p text:style-name="P6"/>
      <text:p text:style-name="P83">III/ Class.model.R</text:p>
      <text:p text:style-name="P28">All of the models listed here share some parameters:</text:p>
      <text:list xml:id="list7495234612593264924" text:style-name="L7">
        <text:list-item>
          <text:p text:style-name="P72">growth rate : 2<text:span text:style-name="T154">nd</text:span> column in a well object (data frame)</text:p>
        </text:list-item>
        <text:list-item>
          <text:p text:style-name="P72">time : 1<text:span text:style-name="T154">st</text:span> column in a well object (data frame)</text:p>
          <text:p text:style-name="P88"/>
        </text:list-item>
      </text:list>
      <text:p text:style-name="P26"><text:span text:style-name="T48">1/ Logistics 4-parameter model:</text:span> Normally, there are only 3 parameters. The extra fourth parameter allows estimating the baseline.</text:p>
      <text:list xml:id="list685788613544718872" text:style-name="L8">
        <text:list-item>
          <text:p text:style-name="P73">Min.index = the <text:span text:style-name="T150">index of the</text:span> minimum value in the growth column.</text:p>
        </text:list-item>
        <text:list-item>
          <text:p text:style-name="P73">Max.index = the <text:span text:style-name="T150">index of the </text:span>maximum value in the growth column.</text:p>
        </text:list-item>
        <text:list-item>
          <text:p text:style-name="P73">G50 = the <text:span text:style-name="T150">half-way points between</text:span> the min and the max value <text:span text:style-name="T150">in</text:span> the growth colum<text:span text:style-name="T150">n</text:span></text:p>
        </text:list-item>
        <text:list-item>
          <text:p text:style-name="P73">g50 distance = a data frame of absolute values of the difference between each growth and g50.</text:p>
        </text:list-item>
        <text:list-item>
          <text:p text:style-name="P73">G50.index = the <text:span text:style-name="T150">index of the mid-</text:span>value g50 data frame.</text:p>
        </text:list-item>
      </text:list>
      <text:p text:style-name="P28"/>
      <text:p text:style-name="P28">Get the slopes at min, max, and half-way points. The highest positive slope is used as the halfway slope. <text:span text:style-name="T150">With:</text:span></text:p>
      <text:p text:style-name="P29"><draw:frame draw:style-name="fr1" draw:name="Object6" text:anchor-type="as-char" svg:y="-0.152in" svg:width="1.778in" svg:height="0.1992in" draw:z-index="0"><draw:object xlink:href="./Object 1" xlink:type="simple" xlink:show="embed" xlink:actuate="onLoad"/><draw:image xlink:href="./ObjectReplacements/Object 1" xlink:type="simple" xlink:show="embed" xlink:actuate="onLoad"/><svg:desc>formula</svg:desc></draw:frame></text:p>
      <text:p text:style-name="P28"/>
      <text:p text:style-name="P11">Compute initial guess:</text:p>
      <text:list xml:id="list3689716879662673319" text:style-name="L9">
        <text:list-item>
          <text:p text:style-name="P74">a = the minimum value of growth column</text:p>
        </text:list-item>
        <text:list-item>
          <text:p text:style-name="P74">b = the maximum value of growth column</text:p>
        </text:list-item>
        <text:list-item>
          <text:p text:style-name="P74">t50 = the time value at g50.index</text:p>
        </text:list-item>
        <text:list-item>
          <text:p text:style-name="P74"><draw:frame draw:style-name="fr1" draw:name="Object2" text:anchor-type="as-char" svg:y="-0.2598in" svg:width="1.298in" svg:height="0.4236in" draw:z-index="1"><draw:object xlink:href="./Object 2" xlink:type="simple" xlink:show="embed" xlink:actuate="onLoad"/><draw:image xlink:href="./ObjectReplacements/Object 2" xlink:type="simple" xlink:show="embed" xlink:actuate="onLoad"/><svg:desc>formula</svg:desc></draw:frame></text:p>
        </text:list-item>
      </text:list>
      <text:p text:style-name="P28"/>
      <text:p text:style-name="P30"/>
      <text:p text:style-name="P31"><draw:frame draw:style-name="fr1" draw:name="Object3" text:anchor-type="as-char" svg:y="-0.2598in" svg:width="2.0756in" svg:height="0.5543in" draw:z-index="2"><draw:object xlink:href="./Object 3" xlink:type="simple" xlink:show="embed" xlink:actuate="onLoad"/><draw:image xlink:href="./ObjectReplacements/Object 3" xlink:type="simple" xlink:show="embed" xlink:actuate="onLoad"/><svg:desc>formula</svg:desc></draw:frame></text:p>
      <text:p text:style-name="P31"/>
      <text:p text:style-name="P23"><text:tab/>The model will be created using the formula above and the set of parameters (a, b, t50, th) in which: </text:p>
      <text:p text:style-name="P23">(a = a, b = b, t50 = t50 – 1, th = th)</text:p>
      <text:p text:style-name="P27"/>
      <text:p text:style-name="P12">2/ Richards 5-parameter model: </text:p>
      <text:p text:style-name="P32"/>
      <text:p text:style-name="P33"><draw:frame draw:style-name="fr1" draw:name="Object4" text:anchor-type="as-char" svg:y="-0.2854in" svg:width="2.2937in" svg:height="0.3335in" draw:z-index="3"><draw:object xlink:href="./Object 4" xlink:type="simple" xlink:show="embed" xlink:actuate="onLoad"/><draw:image xlink:href="./ObjectReplacements/Object 4" xlink:type="simple" xlink:show="embed" xlink:actuate="onLoad"/><svg:desc>formula</svg:desc></draw:frame></text:p>
      <text:p text:style-name="P33"/>
      <text:p text:style-name="P33"/>
      <text:p text:style-name="P24"><text:tab/>Similarly, the model will be created using the formula above and the set of parameters </text:p>
      <text:p text:style-name="P24">(a, b, t50, th, c) in which: </text:p>
      <text:p text:style-name="P25">(a = a, b = b, t50 = t50 – 1, th = th, c = 1)</text:p>
      <text:p text:style-name="P32"/>
      <text:p text:style-name="P32"><text:span text:style-name="T48">3/ Gompertz model:</text:span> useful as a limitting case of Richards model when c = 0</text:p>
      <text:p text:style-name="P32"/>
      <text:p text:style-name="P27"><text:soft-page-break/><draw:frame draw:style-name="fr1" draw:name="Object5" text:anchor-type="as-char" svg:y="-0.2598in" svg:width="0.9957in" svg:height="0.5189in" draw:z-index="4"><draw:object xlink:href="./Object 5" xlink:type="simple" xlink:show="embed" xlink:actuate="onLoad"/><draw:image xlink:href="./ObjectReplacements/Object 5" xlink:type="simple" xlink:show="embed" xlink:actuate="onLoad"/><svg:desc>formula</svg:desc></draw:frame></text:p>
      <text:p text:style-name="P27"/>
      <text:p text:style-name="P23"><text:tab/>Then, the model is created using the formula above and the set of parameters is the same as logistics model's.</text:p>
      <text:p text:style-name="P27"/>
      <text:p text:style-name="P35"><text:span text:style-name="T40">These models are for the task of fitting </text:span><text:span text:style-name="T41">wells' raw data</text:span><text:span text:style-name="T40">. They serve as alternative for others. In other words, if one of them fail to fit the data, then GCAT might try a back up model, which is selected by the user's choice.</text:span></text:p>
      <text:p text:style-name="P75"/>
      <text:p text:style-name="P35"><text:span text:style-name="T44">E/ </text:span><text:span text:style-name="T110">G</text:span><text:span text:style-name="T107">oodness of fit statistic</text:span><text:span text:style-name="T112">s:</text:span></text:p>
      <text:p text:style-name="P46">The computation of goodness of fit depends on:</text:p>
      <text:list xml:id="list2451721026302924403" text:style-name="L10">
        <text:list-item>
          <text:p text:style-name="P91"><text:span text:style-name="T155">D</text:span>igit<text:span text:style-name="T156">s </text:span>set to infinity by default.</text:p>
        </text:list-item>
        <text:list-item>
          <text:p text:style-name="P91"><text:span text:style-name="T155">U</text:span>nlog true/false value.</text:p>
        </text:list-item>
        <text:list-item>
          <text:p text:style-name="P91"><text:span text:style-name="T155">F</text:span>itted.data.set (<text:span text:style-name="T53">fitted.well</text:span><text:span text:style-name="T2">): </text:span><text:span text:style-name="T6">This the fitted results of the well.</text:span></text:p>
          <text:p text:style-name="P92"/>
        </text:list-item>
      </text:list>
      <text:p text:style-name="P46"><text:tab/>The computation first calculates the sum of squared <text:span text:style-name="T2">residuals. </text:span><text:span text:style-name="T96">The </text:span><text:span text:style-name="T7">residuals model</text:span><text:span text:style-name="T96"> is evaluated using the measured and the fitted OD values. The measured OD is actually the data from the second column of </text:span><text:span text:style-name="T58">fitted.well</text:span><text:span text:style-name="T73"> </text:span><text:span text:style-name="T137">object</text:span><text:span text:style-name="T73">. </text:span></text:p>
      <text:p text:style-name="P50"><text:span text:style-name="T136"><text:tab/></text:span><text:span text:style-name="T137">T</text:span><text:span text:style-name="T136">he predicted OD is calculated using the </text:span><text:span text:style-name="T138">well.eval</text:span><text:span text:style-name="T141">()</text:span><text:span text:style-name="T136"> function with no timepoints argument. The </text:span><text:span text:style-name="T86">well.eval</text:span><text:span text:style-name="T136"> function takes the fitted.data.set (</text:span><text:span text:style-name="T53">fitted.well</text:span><text:span text:style-name="T136">) as parameter and evaluates estimated OD at any timepoints. The ouput is evaluated using the equation and parameters from </text:span><text:span text:style-name="T53">fitted.well</text:span><text:span text:style-name="T72">.</text:span><text:span text:style-name="T136"> </text:span><text:span text:style-name="T93">If </text:span><text:span text:style-name="T103">&lt;</text:span><text:span text:style-name="T72">predicted.OD</text:span><text:span text:style-name="T79">&gt;</text:span><text:span text:style-name="T93"> is not a number then the residuals model function will return </text:span><text:span text:style-name="T136">NA, otherwise the difference between </text:span><text:span text:style-name="T79">&lt;</text:span><text:span text:style-name="T72">measured.OD</text:span><text:span text:style-name="T79">&gt;</text:span><text:span text:style-name="T136"> and </text:span><text:span text:style-name="T79">&lt;</text:span><text:span text:style-name="T72">predicted.OD</text:span><text:span text:style-name="T79">&gt;</text:span><text:span text:style-name="T136"> is returned. </text:span><text:span text:style-name="T97">Based on the </text:span><text:span text:style-name="T59">unlog</text:span><text:span text:style-name="T97"> value should the function decides to use log for the fitted.data.set or not. </text:span></text:p>
      <text:p text:style-name="P50"><text:span text:style-name="T93"><text:tab/>After that, the variance of </text:span><text:span text:style-name="T98">(</text:span><text:span text:style-name="T93">x and y</text:span><text:span text:style-name="T98">)</text:span><text:span text:style-name="T93"> of the measured timepoints are computed based on the first 2 columns of fitted.data.set. </text:span><text:span text:style-name="T8">As mentioned above, the second column of fitted.data.set is the measured OD. The first column of fitted.data.set is the time</text:span><text:span text:style-name="T98">.</text:span><text:span text:style-name="T93"> The function then finally returns the negative log(10) of the residual sum of squares divided by variance on either axis, rounded with a certain number of digits specified in the </text:span><text:span text:style-name="T72">digit</text:span><text:span text:style-name="T93"> parameter, </text:span><text:span text:style-name="T99">indicated by:</text:span></text:p>
      <text:p text:style-name="P38"/>
      <text:p text:style-name="P37"><draw:frame draw:style-name="fr1" draw:name="Object1" text:anchor-type="as-char" svg:y="-0.2437in" svg:width="0.939in" svg:height="0.3929in" draw:z-index="5"><draw:object xlink:href="./Object 6" xlink:type="simple" xlink:show="embed" xlink:actuate="onLoad"/><draw:image xlink:href="./ObjectReplacements/Object 6" xlink:type="simple" xlink:show="embed" xlink:actuate="onLoad"/><svg:desc>formula</svg:desc></draw:frame></text:p>
      <text:p text:style-name="P38"/>
      <text:p text:style-name="P39">Where:</text:p>
      <text:list xml:id="list7465583334576045559" text:style-name="L11">
        <text:list-item>
          <text:p text:style-name="P94">s <text:span text:style-name="T157">= </text:span>Residual sum of squares extracted from fitted.well</text:p>
        </text:list-item>
        <text:list-item>
          <text:p text:style-name="P94">x = x variance</text:p>
        </text:list-item>
        <text:list-item>
          <text:p text:style-name="P87">y = y variance </text:p>
        </text:list-item>
      </text:list>
      <text:p text:style-name="P8"/>
      <text:p text:style-name="P8"/>
      <text:p text:style-name="P8"/>
      <text:p text:style-name="P52"><text:span text:style-name="T113">F/ </text:span><text:span text:style-name="T107">The computation of the proportion of the plateau reached.</text:span></text:p>
      <text:p text:style-name="P53"><text:tab/>This computation answer<text:span text:style-name="T158">s</text:span> whether if the curve come close to the plataeu OD during the experiment. <text:span text:style-name="T159">The computation of the plateau reach depends on: </text:span></text:p>
      <text:list xml:id="list150969066267562292" text:style-name="L12">
        <text:list-item>
          <text:p text:style-name="P93">fitted.data.set</text:p>
        </text:list-item>
        <text:list-item>
          <text:p text:style-name="P93">The cutoff value </text:p>
        </text:list-item>
        <text:list-item>
          <text:p text:style-name="P95"><text:span text:style-name="T2">unlog</text:span>: Whether OD values should be returned on the linear scale instead of log-transformed <text:soft-page-break/>scale.</text:p>
        </text:list-item>
      </text:list>
      <text:p text:style-name="P51"/>
      <text:p text:style-name="P53"><text:tab/>First, the plateau OD from fitted parameters are retrieved from the <text:span text:style-name="T89">fitted.well</text:span><text:span text:style-name="T115"> dataset. If the retrieved value is not numeric, </text:span><text:span text:style-name="T80">NA </text:span><text:span text:style-name="T115">is returned. Otherwise, base on the unlog, if the unlog value is set to false then the </text:span><text:span text:style-name="T117">plateau OD is the retrieved value. If the unlog value is set to true then the plateau OD is defined as:</text:span></text:p>
      <text:p text:style-name="P54"><text:span text:style-name="T115"><draw:frame draw:style-name="fr1" draw:name="Object7" text:anchor-type="as-char" svg:y="-0.1728in" svg:width="1.2618in" svg:height="0.2209in" draw:z-index="6"><draw:object xlink:href="./Object 7" xlink:type="simple" xlink:show="embed" xlink:actuate="onLoad"/><draw:image xlink:href="./ObjectReplacements/Object 7" xlink:type="simple" xlink:show="embed" xlink:actuate="onLoad"/><svg:desc>formula</svg:desc></draw:frame></text:span><text:span text:style-name="T118">- where x is the retrieved value.</text:span></text:p>
      <text:p text:style-name="P43"/>
      <text:p text:style-name="P55"><text:span text:style-name="T115"><text:tab/>Second, </text:span><text:span text:style-name="T123">the </text:span><text:span text:style-name="T115">OD at inoculation from fitted parameters is calculated. <text:s/></text:span><text:span text:style-name="T126">The </text:span><text:span text:style-name="T130">well.eval</text:span><text:span text:style-name="T131">()</text:span><text:span text:style-name="T130"> </text:span><text:span text:style-name="T126">function takes the fitted.data.set as parameter and evaluates estimated OD at any timepoints. The ouput is evaluated using the equation and parameters from </text:span><text:span text:style-name="T91">fitted.well</text:span><text:span text:style-name="T87">.</text:span><text:span text:style-name="T126"> </text:span><text:span text:style-name="T129">I</text:span><text:span text:style-name="T127">f the return value is NULL, then NA is returned. Otherwise, return a rounded value of:</text:span></text:p>
      <text:p text:style-name="P44"/>
      <text:p text:style-name="P42"><text:span text:style-name="T80">well.eval(fitted.well, 0) – const </text:span><text:span text:style-name="T115">where 0 is indicates the beginning of the experiment (t = 0).</text:span></text:p>
      <text:p text:style-name="P43"/>
      <text:p text:style-name="P55"><text:span text:style-name="T115"><text:tab/></text:span><text:span text:style-name="T119">F</text:span><text:span text:style-name="T115">inally, the OD at the end of experiment from fitted parameters is calculated. </text:span><text:span text:style-name="T120">Again, using the </text:span><text:span text:style-name="T132">well.eval</text:span><text:span text:style-name="T131">()</text:span><text:span text:style-name="T120"> function </text:span><text:span text:style-name="T87">,</text:span><text:span text:style-name="T127"> </text:span><text:bookmark-start text:name="__DdeLink__108_452900156"/><text:span text:style-name="T127">if the return value is NULL, then NA is returned. Otherwise, return a rounded value of:</text:span><text:bookmark-end text:name="__DdeLink__108_452900156"/></text:p>
      <text:p text:style-name="P44"/>
      <text:p text:style-name="P42"><text:span text:style-name="T80">well.eval(fitted.well, max(times in fitted.well)) <text:s/>- const</text:span><text:span text:style-name="T115"> with unlog is the passed parameter.</text:span></text:p>
      <text:p text:style-name="P44"/>
      <text:p text:style-name="P44"><text:tab/>If final is not <text:span text:style-name="T160">NA</text:span> and the plateau OD is equals to the OD at the end of experiment, this function will return TRUE. Otherwise, return a TRUE if:</text:p>
      <text:p text:style-name="P44"/>
      <text:p text:style-name="P47"><draw:frame draw:style-name="fr1" draw:name="Object8" text:anchor-type="as-char" svg:y="-0.2598in" svg:width="0.7201in" svg:height="0.4236in" draw:z-index="7"><draw:object xlink:href="./Object 8" xlink:type="simple" xlink:show="embed" xlink:actuate="onLoad"/><draw:image xlink:href="./ObjectReplacements/Object 8" xlink:type="simple" xlink:show="embed" xlink:actuate="onLoad"/><svg:desc>formula</svg:desc></draw:frame></text:p>
      <text:p text:style-name="P44"/>
      <text:p text:style-name="P45">Where:</text:p>
      <text:list xml:id="list7157359604208180595" text:style-name="L13">
        <text:list-item>
          <text:p text:style-name="P96"><text:span text:style-name="T86">e</text:span><text:span text:style-name="T125"> </text:span><text:span text:style-name="T128">the</text:span><text:span text:style-name="T125"> </text:span><text:span text:style-name="T88">OD at the end of experiment</text:span></text:p>
        </text:list-item>
        <text:list-item>
          <text:p text:style-name="P97"><text:span text:style-name="T86">i</text:span><text:span text:style-name="T15"> </text:span><text:span text:style-name="T16">the </text:span><text:span text:style-name="T86">OD at inoculation</text:span></text:p>
        </text:list-item>
        <text:list-item>
          <text:p text:style-name="P98">p <text:span text:style-name="T160">the </text:span>plateau OD</text:p>
        </text:list-item>
        <text:list-item>
          <text:p text:style-name="P98">c <text:span text:style-name="T160">the</text:span> the cut off value</text:p>
        </text:list-item>
      </text:list>
      <text:p text:style-name="P47"/>
      <text:p text:style-name="P47"/>
      <text:p text:style-name="P47"/>
      <text:p text:style-name="P77">need a formula for reach = f(rawOD, predictedOD)</text:p>
      <text:p text:style-name="P77">Surject reach = max(rawOD)/max(predicted.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Mono1" svg:font-family="'Ubuntu Mono'"/>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 </meta:initial-creator>
    <meta:creation-date>2014-06-03T14:08:05.482596512</meta:creation-date>
    <dc:date>2014-06-03T17:15:00.495124828</dc:date>
    <dc:creator>Minh </dc:creator>
    <meta:editing-duration>PT1H57M11S</meta:editing-duration>
    <meta:editing-cycles>30</meta:editing-cycles>
    <meta:generator>LibreOffice/4.1.3.2$Linux_X86_64 LibreOffice_project/410m0$Build-2</meta:generator>
    <meta:document-statistic meta:table-count="1" meta:image-count="0" meta:object-count="8" meta:page-count="7" meta:paragraph-count="165" meta:word-count="2616" meta:character-count="15564" meta:non-whitespace-character-count="12949"/>
  </office:meta>
</office:document-meta>
</file>

<file path=Object 1/content.xml><?xml version="1.0" encoding="utf-8"?>
<math xmlns="http://www.w3.org/1998/Math/MathML">
  <semantics>
    <mrow>
      <mrow>
        <mi mathvariant="italic">g50.slopes</mi>
        <mo stretchy="false">=</mo>
        <mi mathvariant="italic">slopes</mi>
      </mrow>
      <mrow>
        <mo stretchy="false">(</mo>
        <mrow>
          <mi mathvariant="italic">g50</mi>
        </mrow>
        <mo stretchy="false">)</mo>
      </mrow>
    </mrow>
    <annotation encoding="StarMath 5.0">g50.slopes = slopes(g50)</annotation>
  </semantics>
</math>
</file>

<file path=Object 2/content.xml><?xml version="1.0" encoding="utf-8"?>
<math xmlns="http://www.w3.org/1998/Math/MathML">
  <semantics>
    <mrow>
      <mrow>
        <mi mathvariant="italic">th</mi>
        <mo stretchy="false">=</mo>
        <mfrac>
          <mrow>
            <mo stretchy="false">(</mo>
            <mrow>
              <mi>b</mi>
              <mi>–</mi>
              <mi>a</mi>
            </mrow>
            <mo stretchy="false">)</mo>
          </mrow>
          <mrow>
            <mo stretchy="false">(</mo>
            <mrow>
              <mn>4g50.slopes</mn>
            </mrow>
            <mo stretchy="false">)</mo>
          </mrow>
        </mfrac>
      </mrow>
    </mrow>
    <annotation encoding="StarMath 5.0">th = (b – a)  over (4g50.slopes
)</annotation>
  </semantics>
</math>
</file>

<file path=Object 3/content.xml><?xml version="1.0" encoding="utf-8"?>
<math xmlns="http://www.w3.org/1998/Math/MathML">
  <semantics>
    <mrow>
      <mrow>
        <mrow>
          <mi mathvariant="italic">logistic.f</mi>
          <mo stretchy="false">=</mo>
          <mi>y</mi>
        </mrow>
        <mo stretchy="false">=</mo>
        <mrow>
          <mi>a</mi>
          <mo stretchy="false">+</mo>
          <mfrac>
            <mrow>
              <mrow>
                <mo stretchy="false">(</mo>
                <mrow>
                  <mrow>
                    <mi>b</mi>
                    <mo stretchy="false">−</mo>
                    <mi>a</mi>
                  </mrow>
                </mrow>
                <mo stretchy="false">)</mo>
              </mrow>
            </mrow>
            <mrow>
              <mrow>
                <mn>1</mn>
                <mo stretchy="false">+</mo>
                <msup>
                  <mi mathvariant="normal">e</mi>
                  <mrow>
                    <mfrac>
                      <mrow>
                        <mo stretchy="false">(</mo>
                        <mrow>
                          <mrow>
                            <mi mathvariant="italic">t50</mi>
                            <mo stretchy="false">−</mo>
                            <mi mathvariant="italic">time</mi>
                          </mrow>
                        </mrow>
                        <mo stretchy="false">)</mo>
                      </mrow>
                      <mrow>
                        <mi mathvariant="italic">th</mi>
                      </mrow>
                    </mfrac>
                  </mrow>
                </msup>
              </mrow>
            </mrow>
          </mfrac>
        </mrow>
      </mrow>
    </mrow>
    <annotation encoding="StarMath 5.0">logistic.f = y = a  +  {(b - a)} over {1 + func e^{(t50 - time) over {th}}}  </annotation>
  </semantics>
</math>
</file>

<file path=Object 4/content.xml><?xml version="1.0" encoding="utf-8"?>
<math xmlns="http://www.w3.org/1998/Math/MathML">
  <semantics>
    <mrow>
      <mrow>
        <mi>y</mi>
        <mo stretchy="false">=</mo>
        <mrow>
          <mi>a</mi>
          <mo stretchy="false">+</mo>
          <mrow>
            <mrow>
              <mo stretchy="false">(</mo>
              <mrow>
                <mrow>
                  <mi>b</mi>
                  <mo stretchy="false">−</mo>
                  <mi>a</mi>
                </mrow>
              </mrow>
              <mo stretchy="false">)</mo>
            </mrow>
            <mo stretchy="false">×</mo>
            <msup>
              <mrow>
                <mo stretchy="false">(</mo>
                <mrow>
                  <mrow>
                    <mn>1</mn>
                    <mo stretchy="false">+</mo>
                    <mrow>
                      <mi>c</mi>
                      <mo stretchy="false">×</mo>
                      <msup>
                        <mi mathvariant="normal">e</mi>
                        <mrow>
                          <mfrac>
                            <mrow>
                              <mrow>
                                <mi mathvariant="italic">t50</mi>
                                <mo stretchy="false">−</mo>
                                <mi mathvariant="italic">Time</mi>
                              </mrow>
                            </mrow>
                            <mrow>
                              <mi mathvariant="italic">th</mi>
                            </mrow>
                          </mfrac>
                        </mrow>
                      </msup>
                    </mrow>
                  </mrow>
                </mrow>
                <mo stretchy="false">)</mo>
              </mrow>
              <mrow>
                <mfrac>
                  <mrow>
                    <mrow>
                      <mo stretchy="false">−</mo>
                      <mn>1</mn>
                    </mrow>
                  </mrow>
                  <mrow>
                    <mi>c</mi>
                  </mrow>
                </mfrac>
              </mrow>
            </msup>
          </mrow>
        </mrow>
      </mrow>
    </mrow>
    <annotation encoding="StarMath 5.0">y = a + (b - a) times (1 + c times func e^{{t50 - Time} over {th}})^{{-1} over {c}}  </annotation>
  </semantics>
</math>
</file>

<file path=Object 5/content.xml><?xml version="1.0" encoding="utf-8"?>
<math xmlns="http://www.w3.org/1998/Math/MathML">
  <semantics>
    <mrow>
      <mrow>
        <mi>y</mi>
        <mo stretchy="false">=</mo>
        <mrow>
          <mi>a</mi>
          <mo stretchy="false">+</mo>
          <mfrac>
            <mrow>
              <mrow>
                <mo stretchy="false">(</mo>
                <mrow>
                  <mrow>
                    <mi>b</mi>
                    <mo stretchy="false">−</mo>
                    <mi>a</mi>
                  </mrow>
                </mrow>
                <mo stretchy="false">)</mo>
              </mrow>
            </mrow>
            <mrow>
              <msup>
                <mi mathvariant="normal">e</mi>
                <mrow>
                  <msup>
                    <mi mathvariant="normal">e</mi>
                    <mrow>
                      <mfrac>
                        <mrow>
                          <mrow>
                            <mo stretchy="false">(</mo>
                            <mrow>
                              <mrow>
                                <mi mathvariant="italic">t50</mi>
                                <mo stretchy="false">−</mo>
                                <mi mathvariant="italic">Time</mi>
                              </mrow>
                            </mrow>
                            <mo stretchy="false">)</mo>
                          </mrow>
                        </mrow>
                        <mrow>
                          <mi mathvariant="italic">th</mi>
                        </mrow>
                      </mfrac>
                    </mrow>
                  </msup>
                </mrow>
              </msup>
            </mrow>
          </mfrac>
        </mrow>
      </mrow>
    </mrow>
    <annotation encoding="StarMath 5.0">y = a + {(b - a)} over {func e^{func e^{{(t50 - Time)} over {th} } } }  </annotation>
  </semantics>
</math>
</file>

<file path=Object 6/content.xml><?xml version="1.0" encoding="utf-8"?>
<math xmlns="http://www.w3.org/1998/Math/MathML">
  <semantics>
    <mrow>
      <mrow>
        <mo stretchy="false">−</mo>
        <mi>log</mi>
      </mrow>
      <mrow>
        <mo stretchy="false">(</mo>
        <mrow>
          <mfrac>
            <mrow>
              <mi>s</mi>
            </mrow>
            <mrow>
              <mrow>
                <mi>x</mi>
                <mo stretchy="false">×</mo>
                <mi>y</mi>
              </mrow>
            </mrow>
          </mfrac>
        </mrow>
        <mo stretchy="false">)</mo>
      </mrow>
    </mrow>
    <annotation encoding="StarMath 5.0">-log({s} over {x times y } ) </annotation>
  </semantics>
</math>
</file>

<file path=Object 7/content.xml><?xml version="1.0" encoding="utf-8"?>
<math xmlns="http://www.w3.org/1998/Math/MathML">
  <semantics>
    <mrow>
      <mi mathvariant="italic">round</mi>
      <mrow>
        <mo stretchy="false">(</mo>
        <mrow>
          <mrow>
            <msup>
              <mi>e</mi>
              <mi>x</mi>
            </msup>
            <mo stretchy="false">−</mo>
            <mi mathvariant="italic">const</mi>
          </mrow>
        </mrow>
        <mo stretchy="false">)</mo>
      </mrow>
    </mrow>
    <annotation encoding="StarMath 5.0">round(e^x - const)
</annotation>
  </semantics>
</math>
</file>

<file path=Object 8/content.xml><?xml version="1.0" encoding="utf-8"?>
<math xmlns="http://www.w3.org/1998/Math/MathML">
  <semantics>
    <mrow>
      <mrow>
        <mfrac>
          <mrow>
            <mrow>
              <mo stretchy="false">(</mo>
              <mrow>
                <mrow>
                  <mi>e</mi>
                  <mo stretchy="false">−</mo>
                  <mi>i</mi>
                </mrow>
              </mrow>
              <mo stretchy="false">)</mo>
            </mrow>
          </mrow>
          <mrow>
            <mrow>
              <mo stretchy="false">(</mo>
              <mrow>
                <mrow>
                  <mi>p</mi>
                  <mo stretchy="false">−</mo>
                  <mi>i</mi>
                </mrow>
              </mrow>
              <mo stretchy="false">)</mo>
            </mrow>
          </mrow>
        </mfrac>
        <mo stretchy="false">&gt;</mo>
        <mi>c</mi>
      </mrow>
    </mrow>
    <annotation encoding="StarMath 5.0">{(e - i)} over {(p - i)} &gt; c

</annotation>
  </semantics>
</math>
</file>